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/>
    </style:style>
    <style:style style:name="Table1.A" style:family="table-column">
      <style:table-column-properties style:column-width="6.6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31in" fo:margin-left="0in" fo:margin-top="0in" fo:margin-bottom="0in" table:align="left"/>
    </style:style>
    <style:style style:name="Table2.A" style:family="table-column">
      <style:table-column-properties style:column-width="6.693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31in" fo:margin-left="0in" fo:margin-top="0in" fo:margin-bottom="0in" table:align="left"/>
    </style:style>
    <style:style style:name="Table3.A" style:family="table-column">
      <style:table-column-properties style:column-width="6.693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31in" fo:margin-left="0in" fo:margin-top="0in" fo:margin-bottom="0in" table:align="left"/>
    </style:style>
    <style:style style:name="Table4.A" style:family="table-column">
      <style:table-column-properties style:column-width="6.693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31in" fo:margin-left="0in" fo:margin-top="0in" fo:margin-bottom="0in" table:align="left"/>
    </style:style>
    <style:style style:name="Table5.A" style:family="table-column">
      <style:table-column-properties style:column-width="6.693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31in" fo:margin-left="0in" fo:margin-top="0in" fo:margin-bottom="0in" table:align="left"/>
    </style:style>
    <style:style style:name="Table6.A" style:family="table-column">
      <style:table-column-properties style:column-width="6.693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31in" fo:margin-left="0in" fo:margin-top="0in" fo:margin-bottom="0in" table:align="left"/>
    </style:style>
    <style:style style:name="Table7.A" style:family="table-column">
      <style:table-column-properties style:column-width="6.693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31in" fo:margin-left="0in" fo:margin-top="0in" fo:margin-bottom="0in" table:align="left"/>
    </style:style>
    <style:style style:name="Table8.A" style:family="table-column">
      <style:table-column-properties style:column-width="6.693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31in" fo:margin-left="0in" fo:margin-top="0in" fo:margin-bottom="0in" table:align="left"/>
    </style:style>
    <style:style style:name="Table9.A" style:family="table-column">
      <style:table-column-properties style:column-width="6.693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31in" fo:margin-left="0in" fo:margin-top="0in" fo:margin-bottom="0in" table:align="left"/>
    </style:style>
    <style:style style:name="Table10.A" style:family="table-column">
      <style:table-column-properties style:column-width="6.693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31in" fo:margin-left="0in" fo:margin-top="0in" fo:margin-bottom="0in" table:align="left"/>
    </style:style>
    <style:style style:name="Table11.A" style:family="table-column">
      <style:table-column-properties style:column-width="6.693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31in" fo:margin-left="0in" fo:margin-top="0in" fo:margin-bottom="0in" table:align="left"/>
    </style:style>
    <style:style style:name="Table12.A" style:family="table-column">
      <style:table-column-properties style:column-width="6.693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31in" fo:margin-left="0in" fo:margin-top="0in" fo:margin-bottom="0in" table:align="left"/>
    </style:style>
    <style:style style:name="Table13.A" style:family="table-column">
      <style:table-column-properties style:column-width="6.6931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31in" fo:margin-left="0in" fo:margin-top="0in" fo:margin-bottom="0in" table:align="left"/>
    </style:style>
    <style:style style:name="Table14.A" style:family="table-column">
      <style:table-column-properties style:column-width="6.6931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31in" fo:margin-left="0in" fo:margin-top="0in" fo:margin-bottom="0in" table:align="left"/>
    </style:style>
    <style:style style:name="Table15.A" style:family="table-column">
      <style:table-column-properties style:column-width="6.6931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31in" fo:margin-left="0in" fo:margin-top="0in" fo:margin-bottom="0in" table:align="left"/>
    </style:style>
    <style:style style:name="Table16.A" style:family="table-column">
      <style:table-column-properties style:column-width="6.6931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31in" fo:margin-left="0in" fo:margin-top="0in" fo:margin-bottom="0in" table:align="left"/>
    </style:style>
    <style:style style:name="Table17.A" style:family="table-column">
      <style:table-column-properties style:column-width="6.6931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31in" fo:margin-left="0in" fo:margin-top="0in" fo:margin-bottom="0in" table:align="left"/>
    </style:style>
    <style:style style:name="Table18.A" style:family="table-column">
      <style:table-column-properties style:column-width="6.6931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31in" fo:margin-left="0in" fo:margin-top="0in" fo:margin-bottom="0in" table:align="left"/>
    </style:style>
    <style:style style:name="Table19.A" style:family="table-column">
      <style:table-column-properties style:column-width="6.6931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31in" fo:margin-left="0in" fo:margin-top="0in" fo:margin-bottom="0in" table:align="left"/>
    </style:style>
    <style:style style:name="Table20.A" style:family="table-column">
      <style:table-column-properties style:column-width="6.6931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31in" fo:margin-left="0in" fo:margin-top="0in" fo:margin-bottom="0in" table:align="left"/>
    </style:style>
    <style:style style:name="Table21.A" style:family="table-column">
      <style:table-column-properties style:column-width="6.6931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31in" fo:margin-left="0in" fo:margin-top="0in" fo:margin-bottom="0in" table:align="left"/>
    </style:style>
    <style:style style:name="Table22.A" style:family="table-column">
      <style:table-column-properties style:column-width="6.6931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31in" fo:margin-left="0in" fo:margin-top="0in" fo:margin-bottom="0in" table:align="left"/>
    </style:style>
    <style:style style:name="Table23.A" style:family="table-column">
      <style:table-column-properties style:column-width="6.6931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31in" fo:margin-left="0in" fo:margin-top="0in" fo:margin-bottom="0in" table:align="left"/>
    </style:style>
    <style:style style:name="Table24.A" style:family="table-column">
      <style:table-column-properties style:column-width="6.6931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6931in" fo:margin-left="0in" fo:margin-top="0in" fo:margin-bottom="0in" table:align="left"/>
    </style:style>
    <style:style style:name="Table25.A" style:family="table-column">
      <style:table-column-properties style:column-width="6.6931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31in" fo:margin-left="0in" fo:margin-top="0in" fo:margin-bottom="0in" table:align="left"/>
    </style:style>
    <style:style style:name="Table26.A" style:family="table-column">
      <style:table-column-properties style:column-width="6.6931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6931in" fo:margin-left="0in" fo:margin-top="0in" fo:margin-bottom="0in" table:align="left"/>
    </style:style>
    <style:style style:name="Table27.A" style:family="table-column">
      <style:table-column-properties style:column-width="6.6931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6931in" fo:margin-left="0in" fo:margin-top="0in" fo:margin-bottom="0in" table:align="left"/>
    </style:style>
    <style:style style:name="Table28.A" style:family="table-column">
      <style:table-column-properties style:column-width="6.6931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6931in" fo:margin-left="0in" fo:margin-top="0in" fo:margin-bottom="0in" table:align="left"/>
    </style:style>
    <style:style style:name="Table29.A" style:family="table-column">
      <style:table-column-properties style:column-width="6.6931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6931in" fo:margin-left="0in" fo:margin-top="0in" fo:margin-bottom="0in" table:align="left"/>
    </style:style>
    <style:style style:name="Table30.A" style:family="table-column">
      <style:table-column-properties style:column-width="6.6931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6931in" fo:margin-left="0in" fo:margin-top="0in" fo:margin-bottom="0in" table:align="left"/>
    </style:style>
    <style:style style:name="Table31.A" style:family="table-column">
      <style:table-column-properties style:column-width="6.6931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6931in" fo:margin-left="0in" fo:margin-top="0in" fo:margin-bottom="0in" table:align="left"/>
    </style:style>
    <style:style style:name="Table32.A" style:family="table-column">
      <style:table-column-properties style:column-width="6.6931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6931in" fo:margin-left="0in" fo:margin-top="0in" fo:margin-bottom="0in" table:align="left"/>
    </style:style>
    <style:style style:name="Table33.A" style:family="table-column">
      <style:table-column-properties style:column-width="6.6931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6931in" fo:margin-left="0in" fo:margin-top="0in" fo:margin-bottom="0in" table:align="left"/>
    </style:style>
    <style:style style:name="Table34.A" style:family="table-column">
      <style:table-column-properties style:column-width="6.6931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6.6931in" fo:margin-left="0in" fo:margin-top="0in" fo:margin-bottom="0in" fo:break-before="auto" fo:break-after="auto" table:align="left"/>
    </style:style>
    <style:style style:name="Table35.A" style:family="table-column">
      <style:table-column-properties style:column-width="6.6931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6.6931in" fo:margin-left="0in" fo:margin-top="0in" fo:margin-bottom="0in" fo:break-before="auto" fo:break-after="auto" table:align="left"/>
    </style:style>
    <style:style style:name="Table36.A" style:family="table-column">
      <style:table-column-properties style:column-width="6.6931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6.6931in" fo:margin-left="0in" fo:margin-top="0in" fo:margin-bottom="0in" fo:break-before="auto" fo:break-after="auto" table:align="left"/>
    </style:style>
    <style:style style:name="Table37.A" style:family="table-column">
      <style:table-column-properties style:column-width="6.6931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6.6931in" fo:margin-left="0in" fo:margin-top="0in" fo:margin-bottom="0in" fo:break-before="auto" fo:break-after="auto" table:align="left"/>
    </style:style>
    <style:style style:name="Table38.A" style:family="table-column">
      <style:table-column-properties style:column-width="6.6931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6.6931in" fo:margin-left="0in" fo:margin-top="0in" fo:margin-bottom="0in" fo:break-before="auto" fo:break-after="auto" table:align="left"/>
    </style:style>
    <style:style style:name="Table39.A" style:family="table-column">
      <style:table-column-properties style:column-width="6.6931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6.6931in" fo:margin-left="0in" fo:margin-top="0in" fo:margin-bottom="0in" fo:break-before="auto" fo:break-after="auto" table:align="left"/>
    </style:style>
    <style:style style:name="Table40.A" style:family="table-column">
      <style:table-column-properties style:column-width="6.6931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1" style:family="table">
      <style:table-properties style:width="6.6931in" fo:margin-left="0in" fo:margin-top="0in" fo:margin-bottom="0in" fo:break-before="auto" fo:break-after="auto" table:align="left"/>
    </style:style>
    <style:style style:name="Table41.A" style:family="table-column">
      <style:table-column-properties style:column-width="6.6931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2" style:family="table">
      <style:table-properties style:width="6.6931in" fo:margin-left="0in" fo:margin-top="0in" fo:margin-bottom="0in" fo:break-before="auto" fo:break-after="auto" table:align="left"/>
    </style:style>
    <style:style style:name="Table42.A" style:family="table-column">
      <style:table-column-properties style:column-width="6.6931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3" style:family="table">
      <style:table-properties style:width="6.6931in" fo:margin-left="0in" fo:margin-top="0in" fo:margin-bottom="0in" fo:break-before="auto" fo:break-after="auto" table:align="left"/>
    </style:style>
    <style:style style:name="Table43.A" style:family="table-column">
      <style:table-column-properties style:column-width="6.6931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4" style:family="table">
      <style:table-properties style:width="6.6931in" fo:margin-left="0in" fo:margin-top="0in" fo:margin-bottom="0in" fo:break-before="auto" fo:break-after="auto" table:align="left"/>
    </style:style>
    <style:style style:name="Table44.A" style:family="table-column">
      <style:table-column-properties style:column-width="6.6931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in" fo:margin-right="0in" fo:text-indent="0.0783in" style:auto-text-indent="false"/>
      <style:text-properties style:font-name="Proxima Nova" fo:font-size="16pt" style:font-name-asian="Proxima Nova1" style:font-size-asian="16pt" style:font-name-complex="Proxima Nova1" style:font-size-complex="16pt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.2744in" fo:margin-right="0.2807in" fo:text-indent="0in" style:auto-text-indent="false"/>
    </style:style>
    <style:style style:name="P11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12" style:family="paragraph" style:parent-style-name="Standard">
      <loext:graphic-properties draw:fill="solid" draw:fill-color="#cccc99"/>
      <style:paragraph-properties fo:margin-left="0.3929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3" style:family="paragraph" style:parent-style-name="Standard">
      <style:paragraph-properties fo:margin-top="0.1665in" fo:margin-bottom="0.0835in" loext:contextual-spacing="false" fo:line-height="100%" fo:text-align="start" style:justify-single-word="false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text-align="start" style:justify-single-word="false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9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999988" style:font-name="Consolas" fo:font-style="italic" fo:background-color="#f8f8f8" style:font-name-asian="Consolas1" style:font-style-asian="italic" style:font-name-complex="Consolas1" style:font-style-complex="italic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4">
      <style:paragraph-properties fo:margin-left="0.5in" fo:margin-right="0in" fo:margin-top="0in" fo:margin-bottom="0in" loext:contextual-spacing="false" fo:text-align="start" style:justify-single-word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4">
      <style:paragraph-properties fo:margin-left="0.5in" fo:margin-right="0in" fo:margin-top="0in" fo:margin-bottom="0.0429in" loext:contextual-spacing="false" fo:text-align="start" style:justify-single-word="false" fo:text-indent="-0.25in" style:auto-text-indent="false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Heading_20_1" style:list-style-name="WWNum1"/>
    <style:style style:name="P35" style:family="paragraph" style:parent-style-name="Heading_20_1" style:list-style-name="WWNum1">
      <style:paragraph-properties fo:margin-top="0.0398in" fo:margin-bottom="0in" loext:contextual-spacing="false"/>
    </style:style>
    <style:style style:name="P36" style:family="paragraph" style:parent-style-name="Heading_20_1">
      <style:paragraph-properties fo:margin-left="0in" fo:margin-right="0in" fo:text-indent="0in" style:auto-text-indent="false"/>
    </style:style>
    <style:style style:name="P37" style:family="paragraph" style:parent-style-name="Heading_20_1" style:list-style-name="WWNum1">
      <style:paragraph-properties fo:break-before="page"/>
    </style:style>
    <style:style style:name="P38" style:family="paragraph" style:parent-style-name="Heading_20_2" style:list-style-name="WWNum1"/>
    <style:style style:name="P39" style:family="paragraph" style:parent-style-name="Heading_20_2" style:list-style-name="WWNum1">
      <style:paragraph-properties fo:margin-top="0in" fo:margin-bottom="0.0429in" loext:contextual-spacing="false"/>
    </style:style>
    <style:style style:name="P40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1155cc" style:font-name="Proxima Nova" fo:font-size="16pt" style:text-underline-style="solid" style:text-underline-width="auto" style:text-underline-color="font-color" style:font-name-asian="Proxima Nova1" style:font-size-asian="16pt" style:font-name-complex="Proxima Nova1" style:font-size-complex="16pt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color="#336633" fo:font-size="14pt" style:font-size-asian="14pt" style:font-size-complex="14pt"/>
    </style:style>
    <style:style style:name="T10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11" style:family="text">
      <style:text-properties style:font-name="Verdana" fo:font-size="10pt" style:font-name-asian="Verdana1" style:font-size-asian="10pt" style:font-name-complex="Verdana1" style:font-size-complex="10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 style:font-weight-complex="bold"/>
    </style:style>
    <style:style style:name="T15" style:family="text">
      <style:text-properties style:font-name="Arimo" fo:font-size="10pt" fo:font-weight="bold" style:font-name-asian="Arimo1" style:font-size-asian="10pt" style:font-weight-asian="bold" style:font-name-complex="Arimo1" style:font-size-complex="10pt" style:font-weight-complex="bold"/>
    </style:style>
    <style:style style:name="T16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7" style:family="text">
      <style:text-properties fo:font-variant="small-caps" fo:color="#336633" fo:font-size="16pt" style:font-size-asian="16pt" style:font-size-complex="16pt"/>
    </style:style>
    <style:style style:name="T18" style:family="text">
      <style:text-properties fo:font-variant="small-caps" fo:color="#669966" fo:font-size="14pt" style:font-size-asian="14pt" style:font-size-complex="14pt"/>
    </style:style>
    <style:style style:name="T19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 style:font-style-complex="normal" style:font-weight-complex="bold"/>
    </style:style>
    <style:style style:name="T21" style:family="text">
      <style:text-properties fo:color="#000000" style:font-name="Verdana" fo:font-size="10pt" style:text-underline-style="none" fo:font-weight="bold" style:font-name-asian="Verdana1" style:font-size-asian="10pt" style:font-weight-asian="bold" style:font-name-complex="Verdana1" style:font-size-complex="10pt" style:font-weight-complex="bold"/>
    </style:style>
    <style:style style:name="T22" style:family="text">
      <style:text-properties fo:color="#000000" style:font-name="Verdana" fo:font-size="10pt" style:text-underline-style="none" style:font-name-asian="Verdana1" style:font-size-asian="10pt" style:font-name-complex="Verdana1" style:font-size-complex="10pt"/>
    </style:style>
    <style:style style:name="T23" style:family="text">
      <style:text-properties fo:color="#000000" style:text-underline-style="none" fo:font-weight="bold" style:font-weight-asian="bold" style:font-weight-complex="bold"/>
    </style:style>
    <style:style style:name="T24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 style:font-style-complex="italic"/>
    </style:style>
    <style:style style:name="T25" style:family="text">
      <style:text-properties fo:color="#333333" style:font-name="Consolas" fo:background-color="#f8f8f8" loext:char-shading-value="0" style:font-name-asian="Consolas1" style:font-name-complex="Consolas1"/>
    </style:style>
    <style:style style:name="T26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 style:font-style-complex="italic"/>
    </style:style>
    <style:style style:name="T27" style:family="text">
      <style:text-properties fo:color="#333333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28" style:family="text">
      <style:text-properties fo:color="#dd1144" style:font-name="Consolas" fo:background-color="#f8f8f8" loext:char-shading-value="0" style:font-name-asian="Consolas1" style:font-name-complex="Consolas1"/>
    </style:style>
    <style:style style:name="T29" style:family="text">
      <style:text-properties fo:color="#008080" style:font-name="Consolas" fo:background-color="#f8f8f8" loext:char-shading-value="0" style:font-name-asian="Consolas1" style:font-name-complex="Consolas1"/>
    </style:style>
    <style:style style:name="T30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 style:font-style-complex="italic"/>
    </style:style>
    <style:style style:name="T31" style:family="text">
      <style:text-properties fo:color="#990000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32" style:family="text">
      <style:text-properties fo:color="#445588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33" style:family="text">
      <style:text-properties fo:color="#999999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34" style:family="text">
      <style:text-properties fo:color="#0086b3" style:font-name="Consolas" fo:background-color="#f8f8f8" loext:char-shading-value="0" style:font-name-asian="Consolas1" style:font-name-complex="Consolas1"/>
    </style:style>
    <style:style style:name="T35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Sistemas Operativos en Red</text:span><text:span text:style-name="T3"><text:line-break/></text:span><text:span text:style-name="T4">UD10 - Extra - Introducción a ShellScripting con Python 3</text:span></text:p>
      <text:p text:style-name="P2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4"/>
      <text:p text:style-name="P5"><text:span text:style-name="T6">Autor: Sergi García y material con licencia CC BY SA de </text:span><text:a xlink:type="simple" xlink:href="https://learnxinyminutes.com/docs/es-es/python-es/" text:style-name="ListLabel_20_28" text:visited-style-name="ListLabel_20_28"><text:span text:style-name="T7">https://learnxinyminutes.com/docs/es-es/python-es/</text:span></text:a><draw:frame draw:style-name="fr2" draw:name="image2.png" text:anchor-type="char" svg:x="5.5728in" svg:y="0.2083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6"><text:span text:style-name="T6">Actualizado Enero 2026</text:span></text:p>
      <text:p text:style-name="P8"/>
      <text:p text:style-name="P7"><text:span text:style-name="T9">Licencia</text:span></text:p>
      <text:p text:style-name="P11"/>
      <text:p text:style-name="P10"><text:span text:style-name="T10">Reconocimiento – NoComercial - CompartirIgual (BY-NC-SA)</text:span><text:span text:style-name="T11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811in" svg:y="0.1665in" svg:width="0.8366in" svg:height="0.2902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7"><text:span text:style-name="T9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12"><text:span text:style-name="T12">📖 </text:span><text:span text:style-name="T13">Importante</text:span></text:p>
      <text:p text:style-name="Standard"/>
      <text:p text:style-name="P12"><text:span text:style-name="T14">❕</text:span><text:span text:style-name="T15"> </text:span><text:span text:style-name="T13">Atención</text:span></text:p>
      <text:p text:style-name="Standard"/>
      <text:p text:style-name="P12"><text:span text:style-name="T12">💬</text:span><text:span text:style-name="T13"> Interesante</text:span></text:p>
      <text:p text:style-name="P13"><text:span text:style-name="T16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5"><text:a xlink:type="simple" xlink:href="#_g7i82c35p6k" text:style-name="Index_20_Link" text:visited-style-name="Index_20_Link"><text:span text:style-name="T20">1. Introducción<text:tab/>2</text:span></text:a></text:p>
          <text:p text:style-name="P15"><text:a xlink:type="simple" xlink:href="#_pcye9v7uoz0h" text:style-name="Index_20_Link" text:visited-style-name="Index_20_Link"><text:span text:style-name="T20">2. Resumen características Python 3<text:tab/>2</text:span></text:a></text:p>
          <text:p text:style-name="P15"><text:a xlink:type="simple" xlink:href="#_1b17ag3uvbih" text:style-name="Index_20_Link" text:visited-style-name="Index_20_Link"><text:span text:style-name="T20">3. Elementos del lenguaje Python 3<text:tab/>3</text:span></text:a></text:p>
          <text:p text:style-name="P17"><text:a xlink:type="simple" xlink:href="#_87dljvcql42g" text:style-name="Index_20_Link" text:visited-style-name="Index_20_Link"><text:span text:style-name="T20">3.1 <text:s/>Comentarios<text:tab/>3</text:span></text:a></text:p>
          <text:p text:style-name="P17"><text:a xlink:type="simple" xlink:href="#_d58j7lrmz6a0" text:style-name="Index_20_Link" text:visited-style-name="Index_20_Link"><text:span text:style-name="T20">3.2 <text:s/>Tipos de datos y operadores<text:tab/>3</text:span></text:a></text:p>
          <text:p text:style-name="P17"><text:a xlink:type="simple" xlink:href="#_rfbo3ybj2vpa" text:style-name="Index_20_Link" text:visited-style-name="Index_20_Link"><text:span text:style-name="T20">3.3 <text:s/>Variables y colecciones<text:tab/>6</text:span></text:a></text:p>
          <text:p text:style-name="P17"><text:a xlink:type="simple" xlink:href="#_ahdqajdbvf5b" text:style-name="Index_20_Link" text:visited-style-name="Index_20_Link"><text:span text:style-name="T20">3.4 <text:s/>Control de flujo<text:tab/>10</text:span></text:a></text:p>
          <text:p text:style-name="P17"><text:a xlink:type="simple" xlink:href="#_wcxxdvqdy9qt" text:style-name="Index_20_Link" text:visited-style-name="Index_20_Link"><text:span text:style-name="T20">3.5 <text:s/>Funciones<text:tab/>13</text:span></text:a></text:p>
          <text:p text:style-name="P17"><text:a xlink:type="simple" xlink:href="#_i4mnnyx6m2x5" text:style-name="Index_20_Link" text:visited-style-name="Index_20_Link"><text:span text:style-name="T20">3.6 <text:s/>Clases<text:tab/>15</text:span></text:a></text:p>
          <text:p text:style-name="P17"><text:a xlink:type="simple" xlink:href="#_bfvl3lx14x8t" text:style-name="Index_20_Link" text:visited-style-name="Index_20_Link"><text:span text:style-name="T20">3.7 <text:s/>Módulos<text:tab/>16</text:span></text:a></text:p>
          <text:p text:style-name="P17"><text:a xlink:type="simple" xlink:href="#_me7pima78wx6" text:style-name="Index_20_Link" text:visited-style-name="Index_20_Link"><text:span text:style-name="T20">3.8 <text:s/>Avanzado: generadores y decoradores<text:tab/>17</text:span></text:a></text:p>
          <text:p text:style-name="P15"><text:a xlink:type="simple" xlink:href="#_fvy21qn1ft33" text:style-name="Index_20_Link" text:visited-style-name="Index_20_Link"><text:span text:style-name="T21">4. Usar Python para hacer Scripts de Sistemas Operativos<text:tab/>18</text:span></text:a></text:p>
          <text:p text:style-name="P15"><text:a xlink:type="simple" xlink:href="#_9inb55ixvere" text:style-name="Index_20_Link" text:visited-style-name="Index_20_Link"><text:span text:style-name="T20">5. Bibliografía<text:tab/>20</text:span></text:a></text:p>
        </text:index-body>
      </text:table-of-content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pan text:style-name="T17">Unidad 10. Introducción a ShellScripting con Python 3</text:span></text:p>
      <text:list xml:id="list294960752" text:style-name="WWNum1">
        <text:list-item>
          <text:p text:style-name="P34"><text:bookmark text:name="_g7i82c35p6k"/>Introducción</text:p>
        </text:list-item>
      </text:list>
      <text:p text:style-name="Standard">En este documento, vamos a realizar un resumen de los principales elementos del lenguaje Python, basándonos en la documentación con licencia CC BY SA de <text:a xlink:type="simple" xlink:href="https://learnxinyminutes.com/docs/es-es/python-es/" text:style-name="ListLabel_20_29" text:visited-style-name="ListLabel_20_29"><text:span text:style-name="T8">https://learnxinyminutes.com/docs/es-es/python-es/</text:span></text:a>, comentando cada elemento y en algunos casos añadiendo ejemplos adicionales.</text:p>
      <text:list xml:id="list233232925064372" text:continue-numbering="true" text:style-name="WWNum1">
        <text:list-item>
          <text:p text:style-name="P34"><text:bookmark text:name="_pcye9v7uoz0h"/>Resumen características Python 3</text:p>
        </text:list-item>
      </text:list>
      <text:p text:style-name="Standard">Por lo que respecta Python, comentar que se trata de una opción muy atractiva para comenzar a codificar o para aprender rápidamente a programadores expertos. Algunas características:</text:p>
      <text:p text:style-name="Standard"/>
      <text:list xml:id="list444038453" text:style-name="WWNum2">
        <text:list-item>
          <text:p text:style-name="P25"><text:span text:style-name="T13">Sintaxis sencilla</text:span>: los programas escritos con Python son auto-expresivos, muy cercanos a un algoritmo escrito en pseudocódigo o lenguaje natural.</text:p>
        </text:list-item>
        <text:list-item>
          <text:p text:style-name="P27"><text:soft-page-break/><text:span text:style-name="T13">Muy potente</text:span>: en pocas líneas de código, Python puede ejecutar muchas acciones (y habitualmente implementadas de una forma muy óptima) que con otros lenguajes de programación equivaldrían a muchas líneas más para poder conseguir el mismo efecto.</text:p>
        </text:list-item>
        <text:list-item>
          <text:p text:style-name="P27"><text:span text:style-name="T13">Lenguaje interpretad</text:span>o: las instrucciones son traducidas y ejecutadas instrucción a instrucción. No hay ficheros de código intermedio, ni tampoco tiempo de compilación.</text:p>
        </text:list-item>
        <text:list-item>
          <text:p text:style-name="P27"><text:span text:style-name="T13">Lenguaje sin obligación de declarar tipos de datos</text:span>: este aspecto puede considerarse una ventaja o no por al desarrollador de código.</text:p>
        </text:list-item>
        <text:list-item>
          <text:p text:style-name="P30"><text:span text:style-name="T13">Curva de aprendizaje suave</text:span>: para comenzar a programar desde cero, Python es de las mejores opciones. Además, para programadores expertos es un lenguaje sencillo de aprender.</text:p>
        </text:list-item>
      </text:list>
      <text:p text:style-name="Standard"/>
      <text:list xml:id="list233233364604200" text:continue-list="list233232925064372" text:style-name="WWNum1">
        <text:list-item>
          <text:p text:style-name="P35"><text:bookmark text:name="_1b17ag3uvbih"/>Elementos del lenguaje Python 3</text:p>
          <text:list>
            <text:list-item>
              <text:p text:style-name="P39"><text:bookmark text:name="_87dljvcql42g"/>Comentarios</text:p>
            </text:list-item>
          </text:list>
        </text:list-item>
      </text:list>
      <text:p text:style-name="Standard">Los comentarios se realizan con el carácter “#” para una línea y “tres comillas” para multilínea. Además, las 3 comillas pueden utilizarse para definir cadenas multilínea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24"># Comentarios de una línea comienzan con una almohadilla (o signo gato)</text:span><text:span text:style-name="T25"><text:line-break/><text:line-break/></text:span><text:span text:style-name="T28">""" Strings multilinea pueden escribirse<text:line-break/><text:tab/>usando tres "'s, y comunmente son usados<text:line-break/><text:tab/>como comentarios.<text:line-break/>"""</text:span></text:p>
          </table:table-cell>
        </table:table-row>
      </table:table>
      <text:p text:style-name="Standard"/>
      <text:list xml:id="list233233745000565" text:continue-numbering="true" text:style-name="WWNum1">
        <text:list-item>
          <text:list>
            <text:list-item>
              <text:p text:style-name="P38"><text:bookmark text:name="_d58j7lrmz6a0"/>Tipos de datos y operadores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span text:style-name="T24">####################################################</text:span><text:span text:style-name="T25"><text:line-break/></text:span><text:span text:style-name="T24">## 1. Tipos de datos primitivos y operadores.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>La nomenclatura para esta sección es “operación # =&gt; resultado esperado”, donde la parte a la derecha del carácter “#” es un comentario y solo nos da información de como va a funcionar la operación.</text:p>
      <text:p text:style-name="Standard">Si en Python pones un número, obtienes simplemente ese número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span text:style-name="T24"># Tienes números</text:span><text:span text:style-name="T25"><text:line-break/></text:span><text:span text:style-name="T29">3</text:span><text:span text:style-name="T25"> </text:span><text:span text:style-name="T24"># =&gt; 3</text:span></text:p>
          </table:table-cell>
        </table:table-row>
      </table:table>
      <text:p text:style-name="Standard">Si realizas operaciones aritméticas con enteros, obtienes el resultado con un número entero. Los paréntesis modifican la precedencia entre operadores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<text:span text:style-name="T24"># Matemática es lo que esperarías</text:span><text:span text:style-name="T26"><text:line-break/></text:span><text:span text:style-name="T30">1</text:span><text:span text:style-name="T26"> + </text:span><text:span text:style-name="T30">1</text:span><text:span text:style-name="T26"> </text:span><text:span text:style-name="T24"># =&gt; 2</text:span><text:span text:style-name="T26"><text:line-break/></text:span><text:span text:style-name="T30">8</text:span><text:span text:style-name="T26"> - </text:span><text:span text:style-name="T30">1</text:span><text:span text:style-name="T26"> </text:span><text:span text:style-name="T24"># =&gt; 7</text:span><text:span text:style-name="T26"><text:line-break/></text:span><text:span text:style-name="T30">10</text:span><text:span text:style-name="T26"> * </text:span><text:span text:style-name="T30">2</text:span><text:span text:style-name="T26"> </text:span><text:span text:style-name="T24"># =&gt; 20</text:span><text:span text:style-name="T26"><text:line-break/></text:span><text:span text:style-name="T24"># Refuerza la precedencia con paréntesis</text:span><text:span text:style-name="T26"><text:line-break/>(</text:span><text:span text:style-name="T30">1</text:span><text:span text:style-name="T26"> + </text:span><text:span text:style-name="T30">3</text:span><text:span text:style-name="T26">) * </text:span><text:span text:style-name="T30">2</text:span><text:span text:style-name="T26"> <text:s/></text:span><text:span text:style-name="T24"># =&gt; 8</text:span></text:p>
          </table:table-cell>
        </table:table-row>
      </table:table>
      <text:p text:style-name="Standard"/>
      <text:p text:style-name="Standard">La división, aunque entre enteros, devuelve un tipo de dato “float” (decimal) si se hace con “/”, pero si se desea un resultado entero (con truncado de decimales) puedes utilizar “//”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9"><text:span text:style-name="T24"># Excepto la división la cual por defecto retorna un número 'float' (número de coma flotante)</text:span><text:span text:style-name="T25"><text:line-break/></text:span><text:span text:style-name="T29">35</text:span><text:span text:style-name="T25"> / </text:span><text:span text:style-name="T29">5</text:span><text:span text:style-name="T25"> <text:s/></text:span><text:span text:style-name="T24"># =&gt; 7.0</text:span><text:span text:style-name="T25"><text:line-break/></text:span><text:span text:style-name="T24"># Sin embargo también tienes disponible división entera</text:span><text:span text:style-name="T25"><text:line-break/></text:span><text:span text:style-name="T29">34</text:span><text:span text:style-name="T25"> // </text:span><text:span text:style-name="T29">5</text:span><text:span text:style-name="T25"> </text:span><text:span text:style-name="T24"># =&gt; 6</text:span></text:p>
          </table:table-cell>
        </table:table-row>
      </table:table>
      <text:p text:style-name="Standard">Si en una operación aritmética, alguno de los dos operadores es un “float”, el resultado siempre es un float (se convierte al tipo de datos que mayor engloba)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><text:span text:style-name="T24"># Cuando usas un float, los resultados son floats</text:span><text:span text:style-name="T25"><text:line-break/></text:span><text:span text:style-name="T29">3</text:span><text:span text:style-name="T25"> * </text:span><text:span text:style-name="T29">2.0</text:span><text:span text:style-name="T25"> </text:span><text:span text:style-name="T24"># =&gt; 6.0</text:span></text:p>
          </table:table-cell>
        </table:table-row>
      </table:table>
      <text:p text:style-name="Standard"/>
      <text:p text:style-name="Standard">Aquí vemos el tipo de datos “boolean” y los operadores lógicos que nos devuelven un “boolean”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9"><text:span text:style-name="T24"># Valores 'boolean' (booleanos) son tipos primitivos</text:span><text:span text:style-name="T25"><text:line-break/></text:span><text:span text:style-name="T27">True</text:span><text:span text:style-name="T25"><text:line-break/></text:span><text:span text:style-name="T27">False</text:span><text:span text:style-name="T25"><text:line-break/><text:line-break/></text:span><text:span text:style-name="T24"># Niega con 'not'</text:span><text:span text:style-name="T25"><text:line-break/></text:span><text:span text:style-name="T27">not</text:span><text:span text:style-name="T25"> </text:span><text:span text:style-name="T27">True</text:span><text:span text:style-name="T25"> <text:s/></text:span><text:span text:style-name="T24"># =&gt; False</text:span><text:span text:style-name="T25"><text:line-break/></text:span><text:span text:style-name="T27">not</text:span><text:span text:style-name="T25"> </text:span><text:span text:style-name="T27">False</text:span><text:span text:style-name="T25"> <text:s/></text:span><text:span text:style-name="T24"># =&gt; True</text:span><text:span text:style-name="T25"><text:line-break/><text:line-break/><text:line-break/></text:span><text:span text:style-name="T24"># Igualdad es ==</text:span><text:span text:style-name="T25"><text:line-break/></text:span><text:span text:style-name="T29">1</text:span><text:span text:style-name="T25"> == </text:span><text:span text:style-name="T29">1</text:span><text:span text:style-name="T25"> <text:s/></text:span><text:span text:style-name="T24"># =&gt; True</text:span><text:span text:style-name="T25"><text:line-break/></text:span><text:span text:style-name="T29">2</text:span><text:span text:style-name="T25"> == </text:span><text:span text:style-name="T29">1</text:span><text:span text:style-name="T25"> <text:s/></text:span><text:span text:style-name="T24"># =&gt; False</text:span><text:span text:style-name="T25"><text:line-break/><text:line-break/></text:span><text:span text:style-name="T24"># Desigualdad es !=</text:span><text:span text:style-name="T25"><text:line-break/></text:span><text:span text:style-name="T29">1</text:span><text:span text:style-name="T25"> != </text:span><text:span text:style-name="T29">1</text:span><text:span text:style-name="T25"> <text:s/></text:span><text:span text:style-name="T24"># =&gt; False</text:span><text:span text:style-name="T25"><text:line-break/></text:span><text:span text:style-name="T29">2</text:span><text:span text:style-name="T25"> != </text:span><text:span text:style-name="T29">1</text:span><text:span text:style-name="T25"> <text:s/></text:span><text:span text:style-name="T24"># =&gt; True</text:span><text:span text:style-name="T25"><text:line-break/><text:line-break/></text:span><text:span text:style-name="T24"># Más comparaciones</text:span><text:span text:style-name="T25"><text:line-break/></text:span><text:span text:style-name="T29">1</text:span><text:span text:style-name="T25"> &lt; </text:span><text:span text:style-name="T29">10</text:span><text:span text:style-name="T25"> <text:s/></text:span><text:span text:style-name="T24"># =&gt; True</text:span><text:span text:style-name="T25"><text:line-break/></text:span><text:span text:style-name="T29">1</text:span><text:span text:style-name="T25"> &gt; </text:span><text:span text:style-name="T29">10</text:span><text:span text:style-name="T25"> <text:s/></text:span><text:span text:style-name="T24"># =&gt; False</text:span><text:span text:style-name="T25"><text:line-break/></text:span><text:span text:style-name="T29">2</text:span><text:span text:style-name="T25"> &lt;= </text:span><text:span text:style-name="T29">2</text:span><text:span text:style-name="T25"> <text:s/></text:span><text:span text:style-name="T24"># =&gt; True</text:span><text:span text:style-name="T25"><text:line-break/></text:span><text:span text:style-name="T29">2</text:span><text:span text:style-name="T25"> &gt;= </text:span><text:span text:style-name="T29">2</text:span><text:span text:style-name="T25"> <text:s/></text:span><text:span text:style-name="T24"># =&gt; True</text:span><text:span text:style-name="T25"><text:line-break/><text:line-break/></text:span><text:span text:style-name="T24"># ¡Las comparaciones pueden ser concatenadas!</text:span><text:span text:style-name="T25"><text:line-break/></text:span><text:span text:style-name="T29">1</text:span><text:span text:style-name="T25"> &lt; </text:span><text:span text:style-name="T29">2</text:span><text:span text:style-name="T25"> &lt; </text:span><text:span text:style-name="T29">3</text:span><text:span text:style-name="T25"> <text:s/></text:span><text:span text:style-name="T24"># =&gt; True</text:span><text:span text:style-name="T25"><text:line-break/></text:span><text:span text:style-name="T29">2</text:span><text:span text:style-name="T25"> &lt; </text:span><text:span text:style-name="T29">3</text:span><text:span text:style-name="T25"> &lt; </text:span><text:span text:style-name="T29">2</text:span><text:span text:style-name="T25"> <text:s/></text:span><text:span text:style-name="T24"># =&gt; False</text:span></text:p>
          </table:table-cell>
        </table:table-row>
      </table:table>
      <text:p text:style-name="Standard"/>
      <text:p text:style-name="Standard">Aquí observamos como definir “Strings” (cadenas de caracteres) y como operar con ellos (formato, concatenación, acceso a un elemento, etc.)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9"><text:span text:style-name="T24"># Strings se crean con " o '</text:span><text:span text:style-name="T25"><text:line-break/></text:span><text:span text:style-name="T28">"Esto es un string."</text:span><text:span text:style-name="T25"><text:line-break/></text:span><text:span text:style-name="T28">'Esto también es un string'</text:span><text:span text:style-name="T25"><text:line-break/><text:line-break/></text:span><text:span text:style-name="T24"># ¡Strings también pueden ser sumados!</text:span><text:span text:style-name="T25"><text:line-break/></text:span><text:span text:style-name="T28">"Hola "</text:span><text:span text:style-name="T25"> + </text:span><text:span text:style-name="T28">"mundo!"</text:span><text:span text:style-name="T25"> </text:span><text:span text:style-name="T24"># =&gt; "Hola mundo!"</text:span><text:span text:style-name="T25"><text:line-break/><text:line-break/></text:span><text:span text:style-name="T24"># Un string puede ser tratado como una lista de caracteres</text:span><text:span text:style-name="T25"><text:line-break/></text:span><text:span text:style-name="T28">"Esto es un string"</text:span><text:span text:style-name="T25">[</text:span><text:span text:style-name="T29">0</text:span><text:span text:style-name="T25">] </text:span><text:span text:style-name="T24"><text:s text:c="2"/>'E'</text:span><text:span text:style-name="T25"><text:line-break/><text:line-break/></text:span><text:span text:style-name="T24"># .format puede ser usaro para darle formato a los strings, así:</text:span><text:span text:style-name="T25"><text:line-break/></text:span><text:span text:style-name="T28">"{} pueden ser {}"</text:span><text:span text:style-name="T25">.format(</text:span><text:span text:style-name="T28">"strings"</text:span><text:span text:style-name="T25">, </text:span><text:span text:style-name="T28">"interpolados"</text:span><text:span text:style-name="T25">)<text:line-break/><text:line-break/></text:span><text:span text:style-name="T24"># Puedes reutilizar los argumentos de formato si estos se repiten.</text:span><text:span text:style-name="T25"><text:line-break/></text:span><text:span text:style-name="T28">"{0} sé ligero, {0} sé rápido, {0} brinca sobre la {1}"</text:span><text:span text:style-name="T25">.format(</text:span><text:span text:style-name="T28">"Jack"</text:span><text:span text:style-name="T25">, </text:span><text:span text:style-name="T28">"vela"</text:span><text:span text:style-name="T25">) </text:span><text:span text:style-name="T24"># =&gt; "Jack sé ligero, Jack sé rápido, Jack brinca sobre la vela"</text:span><text:span text:style-name="T25"><text:line-break/></text:span><text:span text:style-name="T24"># Puedes usar palabras claves si no quieres contar.</text:span><text:span text:style-name="T25"><text:line-break/></text:span><text:span text:style-name="T28">"{nombre} quiere comer {comida}"</text:span><text:span text:style-name="T25">.format(nombre=</text:span><text:span text:style-name="T28">"Bob"</text:span><text:span text:style-name="T25">, comida=</text:span><text:span text:style-name="T28">"lasaña"</text:span><text:span text:style-name="T25">) </text:span><text:span text:style-name="T24"># =&gt; "Bob quiere comer lasaña"</text:span><text:span text:style-name="T25"><text:line-break/></text:span><text:span text:style-name="T24"># También puedes interpolar cadenas usando variables en el contexto</text:span><text:span text:style-name="T25"><text:line-break/>nombre = </text:span><text:span text:style-name="T28">'Bob'</text:span><text:span text:style-name="T25"><text:line-break/>comida = </text:span><text:span text:style-name="T28">'Lasaña'</text:span><text:span text:style-name="T25"><text:line-break/></text:span><text:span text:style-name="T28">f'</text:span><text:span text:style-name="T25">{nombre}</text:span><text:span text:style-name="T28"> quiere comer </text:span><text:span text:style-name="T25">{comida}</text:span><text:span text:style-name="T28">'</text:span><text:span text:style-name="T25"> <text:s/></text:span><text:span text:style-name="T24"># =&gt; "Bob quiere comer lasaña"</text:span></text:p>
          </table:table-cell>
        </table:table-row>
      </table:table>
      <text:p text:style-name="Standard"/>
      <text:p text:style-name="Standard">None es un objeto predefinido en Python, utilizado para comparar si algo es “nada”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9"><text:span text:style-name="T24"># None es un objeto</text:span><text:span text:style-name="T25"><text:line-break/></text:span><text:span text:style-name="T27">None</text:span><text:span text:style-name="T25"> <text:s/></text:span><text:span text:style-name="T24"># =&gt; None</text:span><text:span text:style-name="T25"><text:line-break/><text:line-break/></text:span><text:span text:style-name="T24"># No uses el símbolo de igualdad `==` para comparar objetos con None</text:span><text:span text:style-name="T25"><text:line-break/></text:span><text:span text:style-name="T24"># Usa `is` en su lugar</text:span><text:span text:style-name="T25"><text:line-break/></text:span><text:span text:style-name="T28">"etc"</text:span><text:span text:style-name="T25"> </text:span><text:span text:style-name="T27">is</text:span><text:span text:style-name="T25"> </text:span><text:span text:style-name="T27">None</text:span><text:span text:style-name="T25"> </text:span><text:span text:style-name="T24"># =&gt; False</text:span><text:span text:style-name="T25"><text:line-break/></text:span><text:span text:style-name="T27">None</text:span><text:span text:style-name="T25"> </text:span><text:span text:style-name="T27">is</text:span><text:span text:style-name="T25"> </text:span><text:span text:style-name="T27">None</text:span><text:span text:style-name="T25"> <text:s/></text:span><text:span text:style-name="T24"># =&gt; True</text:span><text:span text:style-name="T25"><text:line-break/><text:line-break/></text:span><text:span text:style-name="T24"># None, 0, y strings/listas/diccionarios/conjuntos vacíos(as) todos se evalúan como False.</text:span><text:span text:style-name="T25"><text:line-break/></text:span><text:span text:style-name="T24"># Todos los otros valores son True</text:span><text:span text:style-name="T25"><text:line-break/>bool(</text:span><text:span text:style-name="T29">0</text:span><text:span text:style-name="T25">) <text:s/></text:span><text:span text:style-name="T24"># =&gt; False</text:span><text:span text:style-name="T25"><text:line-break/>bool(</text:span><text:span text:style-name="T28">""</text:span><text:span text:style-name="T25">) <text:s/></text:span><text:span text:style-name="T24"># =&gt; False</text:span><text:span text:style-name="T25"><text:line-break/>bool([]) </text:span><text:span text:style-name="T24"># =&gt; False</text:span><text:span text:style-name="T25"><text:line-break/>bool({}) </text:span><text:span text:style-name="T24"># =&gt; False</text:span><text:span text:style-name="T25"><text:line-break/>bool(set()) </text:span><text:span text:style-name="T24"># =&gt; False</text:span></text:p>
          </table:table-cell>
        </table:table-row>
      </table:table>
      <text:list xml:id="list233233841874914" text:continue-numbering="true" text:style-name="WWNum1">
        <text:list-item>
          <text:list>
            <text:list-item>
              <text:p text:style-name="P38"><text:bookmark text:name="_rfbo3ybj2vpa"/>Variables y colecciones</text:p>
            </text:list-item>
          </text:list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9"><text:span text:style-name="T24">####################################################</text:span><text:span text:style-name="T25"><text:line-break/></text:span><text:span text:style-name="T24">## 2. Variables y Coleccione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>La función “print” nos permite imprimir cadenas de caracteres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9"><text:span text:style-name="T24"># Python tiene una función para imprimir</text:span><text:span text:style-name="T25"><text:line-break/>print(</text:span><text:span text:style-name="T28">"Soy Python. Encantado de conocerte"</text:span><text:span text:style-name="T25">)</text:span></text:p>
          </table:table-cell>
        </table:table-row>
      </table:table>
      <text:p text:style-name="Standard"/>
      <text:p text:style-name="Standard">En Python no es necesario declarar variables antes de utilizarlas. Una convención es usar _ para separar las palabras, pero hay otras como Camel Case <text:a xlink:type="simple" xlink:href="https://es.wikipedia.org/wiki/Camel_case" text:style-name="ListLabel_20_29" text:visited-style-name="ListLabel_20_29"><text:span text:style-name="T8">https://es.wikipedia.org/wiki/Camel_case</text:span></text:a></text:p>
      <text:p text:style-name="Standard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9"><text:span text:style-name="T24"># No hay necesidad de declarar las variables antes de asignarlas.</text:span><text:span text:style-name="T26"><text:line-break/>una_variable = </text:span><text:span text:style-name="T30">5</text:span><text:span text:style-name="T26"><text:tab/></text:span><text:span text:style-name="T24"># La convención es usar guiones_bajos_con_minúsculas</text:span><text:span text:style-name="T26"><text:line-break/>una_variable </text:span><text:span text:style-name="T24"># =&gt; 5</text:span><text:span text:style-name="T26"><text:line-break/>otraVariable = </text:span><text:span text:style-name="T30">3</text:span><text:span text:style-name="T26"> <text:tab/></text:span><text:span text:style-name="T24"># Aqui en formato Camel Case</text:span><text:span text:style-name="T26"><text:line-break/>otraVariable </text:span><text:span text:style-name="T24"># =&gt; 3</text:span><text:span text:style-name="T26"><text:line-break/></text:span><text:span text:style-name="T24"># Acceder a variables no asignadas previamente es una excepción.</text:span><text:span text:style-name="T26"><text:line-break/></text:span><text:span text:style-name="T24"># Ve Control de Flujo para aprender más sobre el manejo de excepciones.</text:span><text:span text:style-name="T26"><text:line-break/>otra_variable <text:s/></text:span><text:span text:style-name="T24"># Levanta un error de nombre</text:span></text:p>
          </table:table-cell>
        </table:table-row>
      </table:table>
      <text:p text:style-name="P19"/>
      <text:p text:style-name="Standard">La principal colección de elementos en Python son las listas. Aquí vemos ejemplos de uso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9"><text:span text:style-name="T24"># Listas almacena secuencias</text:span><text:span text:style-name="T25"><text:line-break/>lista = []<text:line-break/></text:span><text:span text:style-name="T24"># Puedes empezar con una lista prellenada</text:span><text:span text:style-name="T25"><text:line-break/>otra_lista = [</text:span><text:span text:style-name="T29">4</text:span><text:span text:style-name="T25">, </text:span><text:span text:style-name="T29">5</text:span><text:span text:style-name="T25">, </text:span><text:span text:style-name="T29">6</text:span><text:span text:style-name="T25">]<text:line-break/><text:line-break/></text:span><text:span text:style-name="T24"># Añadir cosas al final de una lista con 'append'</text:span><text:span text:style-name="T25"><text:line-break/>lista.append(</text:span><text:span text:style-name="T29">1</text:span><text:span text:style-name="T25">)<text:tab/></text:span><text:span text:style-name="T24">#lista ahora es [1]</text:span><text:span text:style-name="T25"><text:line-break/>lista.append(</text:span><text:span text:style-name="T29">2</text:span><text:span text:style-name="T25">)<text:tab/></text:span><text:span text:style-name="T24">#lista ahora es [1, 2]</text:span><text:span text:style-name="T25"><text:line-break/>lista.append(</text:span><text:span text:style-name="T29">4</text:span><text:span text:style-name="T25">)<text:tab/></text:span><text:span text:style-name="T24">#lista ahora es [1, 2, 4]</text:span><text:span text:style-name="T25"><text:line-break/>lista.append(</text:span><text:span text:style-name="T29">3</text:span><text:span text:style-name="T25">)<text:tab/></text:span><text:span text:style-name="T24">#lista ahora es [1, 2, 4, 3]</text:span><text:span text:style-name="T25"><text:line-break/></text:span><text:span text:style-name="T24"># Remueve del final de la lista con 'pop'</text:span><text:span text:style-name="T25"><text:line-break/>lista.pop() <text:s text:c="3"/><text:tab/></text:span><text:span text:style-name="T24"># =&gt; 3 y lista ahora es [1, 2, 4]</text:span><text:span text:style-name="T25"><text:line-break/></text:span><text:span text:style-name="T24"># Pongámoslo de vuelta</text:span><text:span text:style-name="T25"><text:line-break/>lista.append(</text:span><text:span text:style-name="T29">3</text:span><text:span text:style-name="T25">)<text:tab/></text:span><text:span text:style-name="T24"># Nuevamente lista ahora es [1, 2, 4, 3].</text:span></text:p>
          </table:table-cell>
        </table:table-row>
      </table:table>
      <text:p text:style-name="Standard"/>
      <text:p text:style-name="Standard">Para acceder a elementos de una lista, accedemos como accederemos en otros lenguajes a un array: <text:s/>si tiene N elementos, con valores del 0 al N-1. Además Python permite referencia negativas. Por ejemplo, -1 en una lista de N elementos, equivale a acceder al elemento “N-1”.</text:p>
      <text:p text:style-name="Standard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9"><text:span text:style-name="T24"># Accede a una lista como lo harías con cualquier arreglo</text:span><text:span text:style-name="T25"><text:line-break/>lista[</text:span><text:span text:style-name="T29">0</text:span><text:span text:style-name="T25">] </text:span><text:span text:style-name="T24"># =&gt; 1</text:span><text:span text:style-name="T25"><text:line-break/></text:span><text:span text:style-name="T24"># Mira el último elemento</text:span><text:span text:style-name="T25"><text:line-break/>lista[</text:span><text:span text:style-name="T29">-1</text:span><text:span text:style-name="T25">] </text:span><text:span text:style-name="T24"># =&gt; 3</text:span><text:span text:style-name="T25"><text:line-break/></text:span><text:span text:style-name="T24"># Mirar fuera de los límites es un error 'IndexError'</text:span><text:span text:style-name="T25"><text:line-break/>lista[</text:span><text:span text:style-name="T29">4</text:span><text:span text:style-name="T25">] </text:span><text:span text:style-name="T24"># Levanta la excepción IndexError</text:span></text:p>
          </table:table-cell>
        </table:table-row>
      </table:table>
      <text:p text:style-name="Standard"/>
      <text:p text:style-name="Standard">Las listas permite obtener una nueva lista formada por un rango de elementos usando “:”. La parte izquierda al “:” es donde comienza, y la parte derecha donde acaba. Si se mete un segundo “:”, indica el número de pasos del rango a tomar. Al final sigue una sintaxis “lista[inicio:final:pasos]”.</text:p>
      <text:p text:style-name="Standard"/>
      <text:p text:style-name="Standard">A continuación, algunos ejemplos de rangos y otras operaciones (concatenación, comprobar elementos, tamaño, borrado, etc.) con listas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9"><text:span text:style-name="T24"># Puedes mirar por rango con la sintáxis de trozo.</text:span><text:span text:style-name="T25"><text:line-break/></text:span><text:span text:style-name="T24"># (Es un rango cerrado/abierto para los matemáticos.)</text:span><text:span text:style-name="T25"><text:line-break/>lista[</text:span><text:span text:style-name="T29">1</text:span><text:span text:style-name="T25">:</text:span><text:span text:style-name="T29">3</text:span><text:span text:style-name="T25">] </text:span><text:span text:style-name="T24"># =&gt; [2, 4]</text:span><text:span text:style-name="T25"><text:line-break/></text:span><text:span text:style-name="T24"># Omite el inicio</text:span><text:span text:style-name="T25"><text:line-break/>lista[</text:span><text:span text:style-name="T29">2</text:span><text:span text:style-name="T25">:] </text:span><text:span text:style-name="T24"># =&gt; [4, 3]</text:span><text:span text:style-name="T25"><text:line-break/></text:span><text:span text:style-name="T24"># Omite el final</text:span><text:span text:style-name="T25"><text:line-break/>lista[:</text:span><text:span text:style-name="T29">3</text:span><text:span text:style-name="T25">] </text:span><text:span text:style-name="T24"># =&gt; [1, 2, 4]</text:span><text:span text:style-name="T25"><text:line-break/></text:span><text:span text:style-name="T24"># Selecciona cada dos elementos</text:span><text:span text:style-name="T25"><text:line-break/>lista[::</text:span><text:span text:style-name="T29">2</text:span><text:span text:style-name="T25">] <text:s text:c="2"/></text:span><text:span text:style-name="T24"># =&gt;[1, 4]</text:span><text:span text:style-name="T25"><text:line-break/></text:span><text:span text:style-name="T24"># Invierte la lista</text:span><text:span text:style-name="T25"><text:line-break/>lista[::</text:span><text:span text:style-name="T29">-1</text:span><text:span text:style-name="T25">] <text:s text:c="2"/></text:span><text:span text:style-name="T24"># =&gt; [3, 4, 2, 1]</text:span><text:span text:style-name="T25"><text:line-break/></text:span><text:span text:style-name="T24"># Usa cualquier combinación de estos para crear trozos avanzados</text:span><text:span text:style-name="T25"><text:line-break/></text:span><text:span text:style-name="T24"># lista[inicio:final:pasos]</text:span><text:span text:style-name="T25"><text:line-break/><text:line-break/></text:span><text:span text:style-name="T24"># Remueve elementos arbitrarios de una lista con 'del'</text:span><text:span text:style-name="T25"><text:line-break/></text:span><text:span text:style-name="T27">del</text:span><text:span text:style-name="T25"> lista[</text:span><text:span text:style-name="T29">2</text:span><text:span text:style-name="T25">] </text:span><text:span text:style-name="T24"># lista ahora es [1, 2, 3]</text:span><text:span text:style-name="T25"><text:line-break/><text:line-break/></text:span><text:span text:style-name="T24"># Puedes sumar listas</text:span><text:span text:style-name="T25"><text:line-break/>lista + otra_lista </text:span><text:span text:style-name="T24"># =&gt; [1, 2, 3, 4, 5, 6] - Nota: lista y otra_lista no se tocan</text:span><text:span text:style-name="T25"><text:line-break/><text:line-break/></text:span><text:span text:style-name="T24"># Concatenar listas con 'extend'</text:span><text:span text:style-name="T25"><text:line-break/>lista.extend(otra_lista) </text:span><text:span text:style-name="T24"># lista ahora es [1, 2, 3, 4, 5, 6]</text:span><text:span text:style-name="T25"><text:line-break/><text:line-break/></text:span><text:span text:style-name="T24"># Verifica la existencia en una lista con 'in'</text:span><text:span text:style-name="T25"><text:line-break/></text:span><text:span text:style-name="T29">1</text:span><text:span text:style-name="T25"> </text:span><text:span text:style-name="T27">in</text:span><text:span text:style-name="T25"> lista </text:span><text:span text:style-name="T24"># =&gt; True</text:span><text:span text:style-name="T25"><text:line-break/><text:line-break/></text:span><text:span text:style-name="T24"># Examina el largo de una lista con 'len'</text:span><text:span text:style-name="T25"><text:line-break/>len(lista) </text:span><text:span text:style-name="T24"># =&gt; 6</text:span></text:p>
          </table:table-cell>
        </table:table-row>
      </table:table>
      <text:p text:style-name="Standard"/>
      <text:p text:style-name="Standard">Otro elemento (menos utilizado en Python que las listas) son las tuplas. Las tuplas son como las listas, solo que son inmutables (no podemos cambiar valores, añadir, borrar, etc.).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9"><text:span text:style-name="T24"># Tuplas son como listas pero son inmutables.</text:span><text:span text:style-name="T25"><text:line-break/>tupla = (</text:span><text:span text:style-name="T29">1</text:span><text:span text:style-name="T25">, </text:span><text:span text:style-name="T29">2</text:span><text:span text:style-name="T25">, </text:span><text:span text:style-name="T29">3</text:span><text:span text:style-name="T25">)<text:line-break/>tupla[</text:span><text:span text:style-name="T29">0</text:span><text:span text:style-name="T25">] </text:span><text:span text:style-name="T24"># =&gt; 1</text:span><text:span text:style-name="T25"><text:line-break/>tupla[</text:span><text:span text:style-name="T29">0</text:span><text:span text:style-name="T25">] = </text:span><text:span text:style-name="T29">3</text:span><text:span text:style-name="T25"> <text:s/></text:span><text:span text:style-name="T24"># Levanta un error TypeError</text:span><text:span text:style-name="T25"><text:line-break/><text:line-break/></text:span><text:span text:style-name="T24"># También puedes hacer todas esas cosas que haces con listas</text:span><text:span text:style-name="T25"><text:line-break/>len(tupla) </text:span><text:span text:style-name="T24"># =&gt; 3</text:span><text:span text:style-name="T25"><text:line-break/>tupla + (</text:span><text:span text:style-name="T29">4</text:span><text:span text:style-name="T25">, </text:span><text:span text:style-name="T29">5</text:span><text:span text:style-name="T25">, </text:span><text:span text:style-name="T29">6</text:span><text:span text:style-name="T25">) </text:span><text:span text:style-name="T24"># =&gt; (1, 2, 3, 4, 5, 6)</text:span><text:span text:style-name="T25"><text:line-break/>tupla[:</text:span><text:span text:style-name="T29">2</text:span><text:span text:style-name="T25">] </text:span><text:span text:style-name="T24"># =&gt; (1, 2)</text:span><text:span text:style-name="T25"><text:line-break/></text:span><text:span text:style-name="T29">2</text:span><text:span text:style-name="T25"> </text:span><text:span text:style-name="T27">in</text:span><text:span text:style-name="T25"> tupla </text:span><text:span text:style-name="T24"># =&gt; True</text:span><text:span text:style-name="T25"><text:line-break/><text:line-break/></text:span><text:span text:style-name="T24"># Puedes desempacar tuplas (o listas) en variables</text:span><text:span text:style-name="T25"><text:line-break/>a, b, c = (</text:span><text:span text:style-name="T29">1</text:span><text:span text:style-name="T25">, </text:span><text:span text:style-name="T29">2</text:span><text:span text:style-name="T25">, </text:span><text:span text:style-name="T29">3</text:span><text:span text:style-name="T25">) <text:tab/></text:span><text:span text:style-name="T24"># a ahora es 1, b ahora es 2 y c ahora es 3</text:span><text:span text:style-name="T25"><text:line-break/></text:span><text:span text:style-name="T24"># Tuplas son creadas por defecto si omites los paréntesis</text:span><text:span text:style-name="T25"><text:line-break/>d, e, f = </text:span><text:span text:style-name="T29">4</text:span><text:span text:style-name="T25">, </text:span><text:span text:style-name="T29">5</text:span><text:span text:style-name="T25">, </text:span><text:span text:style-name="T29">6</text:span><text:span text:style-name="T25"><text:line-break/></text:span><text:span text:style-name="T24"># Ahora mira que fácil es intercambiar dos valores</text:span><text:span text:style-name="T25"><text:line-break/>e, d = d, e <text:tab/></text:span><text:span text:style-name="T24"># d ahora es 5 y e ahora es 4</text:span></text:p>
          </table:table-cell>
        </table:table-row>
      </table:table>
      <text:p text:style-name="Standard"><text:soft-page-break/></text:p>
      <text:p text:style-name="Standard">Otra estructura de datos interesante y óptima es la implementación de diccionarios (es decir, asociación clave/valor) en Python mediante la estructura “{ }”. A continuación vemos algunos ejemplos.</text:p>
      <text:p text:style-name="Standard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9"><text:span text:style-name="T24"># Diccionarios relacionan claves y valores</text:span><text:span text:style-name="T25"><text:line-break/>dicc_vacio = {}<text:line-break/></text:span><text:span text:style-name="T24"># Aquí está un diccionario pre-rellenado</text:span><text:span text:style-name="T25"><text:line-break/>dicc_lleno = {</text:span><text:span text:style-name="T28">"uno"</text:span><text:span text:style-name="T25">: </text:span><text:span text:style-name="T29">1</text:span><text:span text:style-name="T25">, </text:span><text:span text:style-name="T28">"dos"</text:span><text:span text:style-name="T25">: </text:span><text:span text:style-name="T29">2</text:span><text:span text:style-name="T25">, </text:span><text:span text:style-name="T28">"tres"</text:span><text:span text:style-name="T25">: </text:span><text:span text:style-name="T29">3</text:span><text:span text:style-name="T25">}<text:line-break/><text:line-break/></text:span><text:span text:style-name="T24"># Busca valores con []</text:span><text:span text:style-name="T25"><text:line-break/>dicc_lleno[</text:span><text:span text:style-name="T28">"uno"</text:span><text:span text:style-name="T25">] </text:span><text:span text:style-name="T24"># =&gt; 1</text:span><text:span text:style-name="T25"><text:line-break/><text:line-break/></text:span><text:span text:style-name="T24"># Obtén todas las claves como una lista con 'keys()'. Necesitamos envolver la llamada en 'list()' porque obtenemos un iterable. Hablaremos de eso luego.</text:span><text:span text:style-name="T25"><text:line-break/>list(dicc_lleno.keys()) </text:span><text:span text:style-name="T24"># =&gt; ["tres", "dos", "uno"]</text:span><text:span text:style-name="T25"><text:line-break/></text:span><text:span text:style-name="T24"># Nota - El orden de las claves del diccionario no está garantizada.</text:span><text:span text:style-name="T25"><text:line-break/></text:span><text:span text:style-name="T24"># Tus resultados podrían no ser los mismos del ejemplo.</text:span><text:span text:style-name="T25"><text:line-break/><text:line-break/></text:span><text:span text:style-name="T24"># Obtén todos los valores como una lista. Nuevamente necesitamos envolverlas en una lista para sacarlas del iterable.</text:span><text:span text:style-name="T25"><text:line-break/>list(dicc_lleno.values()) </text:span><text:span text:style-name="T24"># =&gt; [3, 2, 1]</text:span><text:span text:style-name="T25"><text:line-break/></text:span><text:span text:style-name="T24"># Nota - Lo mismo que con las claves, no se garantiza el orden.</text:span><text:span text:style-name="T25"><text:line-break/><text:line-break/></text:span><text:span text:style-name="T24"># Verifica la existencia de una llave en el diccionario con 'in'</text:span><text:span text:style-name="T25"><text:line-break/></text:span><text:span text:style-name="T28">"uno"</text:span><text:span text:style-name="T25"> </text:span><text:span text:style-name="T27">in</text:span><text:span text:style-name="T25"> dicc_lleno </text:span><text:span text:style-name="T24"># =&gt; True</text:span><text:span text:style-name="T25"><text:line-break/></text:span><text:span text:style-name="T29">1</text:span><text:span text:style-name="T25"> </text:span><text:span text:style-name="T27">in</text:span><text:span text:style-name="T25"> dicc_lleno </text:span><text:span text:style-name="T24"># =&gt; False</text:span><text:span text:style-name="T25"><text:line-break/><text:line-break/></text:span><text:span text:style-name="T24"># Buscar una llave inexistente deriva en KeyError</text:span><text:span text:style-name="T25"><text:line-break/>dicc_lleno[</text:span><text:span text:style-name="T28">"cuatro"</text:span><text:span text:style-name="T25">] </text:span><text:span text:style-name="T24"># KeyError</text:span><text:span text:style-name="T25"><text:line-break/><text:line-break/></text:span><text:span text:style-name="T24"># Usa el método 'get' para evitar la excepción KeyError</text:span><text:span text:style-name="T25"><text:line-break/>dicc_lleno.get(</text:span><text:span text:style-name="T28">"uno"</text:span><text:span text:style-name="T25">) </text:span><text:span text:style-name="T24"># =&gt; 1</text:span><text:span text:style-name="T25"><text:line-break/>dicc_lleno.get(</text:span><text:span text:style-name="T28">"cuatro"</text:span><text:span text:style-name="T25">) </text:span><text:span text:style-name="T24"># =&gt; None</text:span><text:span text:style-name="T25"><text:line-break/></text:span><text:span text:style-name="T24"># El método 'get' soporta un argumento por defecto cuando el valor no existe.</text:span><text:span text:style-name="T25"><text:line-break/>dicc_lleno.get(</text:span><text:span text:style-name="T28">"uno"</text:span><text:span text:style-name="T25">, </text:span><text:span text:style-name="T29">4</text:span><text:span text:style-name="T25">) </text:span><text:span text:style-name="T24"># =&gt; 1</text:span><text:span text:style-name="T25"><text:line-break/>dicc_lleno.get(</text:span><text:span text:style-name="T28">"cuatro"</text:span><text:span text:style-name="T25">, </text:span><text:span text:style-name="T29">4</text:span><text:span text:style-name="T25">) </text:span><text:span text:style-name="T24"># =&gt; 4</text:span><text:span text:style-name="T25"><text:line-break/><text:line-break/></text:span><text:span text:style-name="T24"># El método 'setdefault' inserta en un diccionario solo si la llave no está presente</text:span><text:span text:style-name="T25"><text:line-break/>dicc_lleno.setdefault(</text:span><text:span text:style-name="T28">"cinco"</text:span><text:span text:style-name="T25">, </text:span><text:span text:style-name="T29">5</text:span><text:span text:style-name="T25">) </text:span><text:span text:style-name="T24">#dicc_lleno["cinco"] es puesto con valor 5</text:span><text:span text:style-name="T25"><text:line-break/>dicc_lleno.setdefault(</text:span><text:span text:style-name="T28">"cinco"</text:span><text:span text:style-name="T25">, </text:span><text:span text:style-name="T29">6</text:span><text:span text:style-name="T25">) </text:span><text:span text:style-name="T24">#dicc_lleno["cinco"] todavía es 5</text:span><text:span text:style-name="T25"><text:line-break/></text:span><text:span text:style-name="T24"># Elimina claves de un diccionario con 'del'</text:span><text:span text:style-name="T25"><text:line-break/></text:span><text:span text:style-name="T27">del</text:span><text:span text:style-name="T25"> dicc_lleno[</text:span><text:span text:style-name="T28">'uno'</text:span><text:span text:style-name="T25">] </text:span><text:span text:style-name="T24"># Remueve la llave 'uno' de dicc_lleno</text:span></text:p>
          </table:table-cell>
        </table:table-row>
      </table:table>
      <text:p text:style-name="Standard"/>
      <text:p text:style-name="Standard">Otra estructura de datos óptima para este proceso son los conjuntos. Permite hacer de manera óptima operaciones relacionadas con los conjuntos (intersección, unión, etc.).</text:p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9"><text:span text:style-name="T24"># Sets (conjuntos) almacenan conjuntos</text:span><text:span text:style-name="T25"><text:line-break/>conjunto_vacio = set()<text:line-break/></text:span><text:span text:style-name="T24"># Inicializar un conjunto con montón de valores. Yeah, se ve un poco como un diccionario. Lo siento.</text:span><text:span text:style-name="T25"><text:line-break/>un_conjunto = {</text:span><text:span text:style-name="T29">1</text:span><text:span text:style-name="T25">,</text:span><text:span text:style-name="T29">2</text:span><text:span text:style-name="T25">,</text:span><text:span text:style-name="T29">2</text:span><text:span text:style-name="T25">,</text:span><text:span text:style-name="T29">3</text:span><text:span text:style-name="T25">,</text:span><text:span text:style-name="T29">4</text:span><text:span text:style-name="T25">} </text:span><text:span text:style-name="T24"># un_conjunto ahora es {1, 2, 3, 4}</text:span><text:span text:style-name="T25"><text:line-break/><text:line-break/></text:span><text:span text:style-name="T24"># Añade más valores a un conjunto</text:span><text:span text:style-name="T25"><text:line-break/>conjunto_lleno.add(</text:span><text:span text:style-name="T29">5</text:span><text:span text:style-name="T25">) </text:span><text:span text:style-name="T24"># conjunto_lleno ahora es {1, 2, 3, 4, 5}</text:span><text:span text:style-name="T25"><text:line-break/><text:line-break/></text:span><text:span text:style-name="T24"># Haz intersección de conjuntos con &amp;</text:span><text:span text:style-name="T25"><text:line-break/>otro_conjunto = {</text:span><text:span text:style-name="T29">3</text:span><text:span text:style-name="T25">, </text:span><text:span text:style-name="T29">4</text:span><text:span text:style-name="T25">, </text:span><text:span text:style-name="T29">5</text:span><text:span text:style-name="T25">, </text:span><text:span text:style-name="T29">6</text:span><text:span text:style-name="T25">}<text:line-break/>conjunto_lleno &amp; otro_conjunto </text:span><text:span text:style-name="T24"># =&gt; {3, 4, 5}</text:span><text:span text:style-name="T25"><text:line-break/><text:line-break/></text:span><text:span text:style-name="T24"># Haz unión de conjuntos con |</text:span><text:span text:style-name="T25"><text:line-break/>conjunto_lleno | otro_conjunto </text:span><text:span text:style-name="T24"># =&gt; {1, 2, 3, 4, 5, 6}</text:span><text:span text:style-name="T25"><text:line-break/><text:line-break/></text:span><text:span text:style-name="T24"># Haz diferencia de conjuntos con -</text:span><text:span text:style-name="T25"><text:line-break/>{</text:span><text:span text:style-name="T29">1</text:span><text:span text:style-name="T25">,</text:span><text:span text:style-name="T29">2</text:span><text:span text:style-name="T25">,</text:span><text:span text:style-name="T29">3</text:span><text:span text:style-name="T25">,</text:span><text:span text:style-name="T29">4</text:span><text:span text:style-name="T25">} - {</text:span><text:span text:style-name="T29">2</text:span><text:span text:style-name="T25">,</text:span><text:span text:style-name="T29">3</text:span><text:span text:style-name="T25">,</text:span><text:span text:style-name="T29">5</text:span><text:span text:style-name="T25">} </text:span><text:span text:style-name="T24"># =&gt; {1, 4}</text:span><text:span text:style-name="T25"><text:line-break/><text:line-break/></text:span><text:span text:style-name="T24"># Verifica la existencia en un conjunto con 'in'</text:span><text:span text:style-name="T25"><text:line-break/></text:span><text:span text:style-name="T29">2</text:span><text:span text:style-name="T25"> </text:span><text:span text:style-name="T27">in</text:span><text:span text:style-name="T25"> conjunto_lleno </text:span><text:span text:style-name="T24"># =&gt; True</text:span><text:span text:style-name="T25"><text:line-break/></text:span><text:span text:style-name="T29">10</text:span><text:span text:style-name="T25"> </text:span><text:span text:style-name="T27">in</text:span><text:span text:style-name="T25"> conjunto_lleno </text:span><text:span text:style-name="T24"># =&gt; False</text:span></text:p>
          </table:table-cell>
        </table:table-row>
      </table:table>
      <text:p text:style-name="Standard"/>
      <text:list xml:id="list233231987399200" text:continue-numbering="true" text:style-name="WWNum1">
        <text:list-item>
          <text:list>
            <text:list-item>
              <text:p text:style-name="P38"><text:bookmark text:name="_ahdqajdbvf5b"/>Control de flujo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9"><text:span text:style-name="T24">####################################################</text:span><text:span text:style-name="T25"><text:line-break/></text:span><text:span text:style-name="T24">## 3. Control de Flujo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/>
      <text:p text:style-name="Standard">Aquí vemos ejemplos de como utilizar la estructura de control de flujo “if”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9"><text:span text:style-name="T24"># Creemos una variable para experimentar</text:span><text:span text:style-name="T25"><text:line-break/>some_var = </text:span><text:span text:style-name="T29">5</text:span><text:span text:style-name="T25"><text:line-break/><text:line-break/></text:span><text:span text:style-name="T24"># Aquí está una declaración de un 'if'. ¡La indentación es significativa en Python!</text:span><text:span text:style-name="T25"><text:line-break/></text:span><text:span text:style-name="T24"># imprime "una_variable es menor que 10"</text:span><text:span text:style-name="T25"><text:line-break/></text:span><text:span text:style-name="T27">if</text:span><text:span text:style-name="T25"> una_variable &gt; </text:span><text:span text:style-name="T29">10</text:span><text:span text:style-name="T25">:<text:line-break/><text:tab/>print(</text:span><text:span text:style-name="T28">"una_variable es completamente mas grande que 10."</text:span><text:span text:style-name="T25">)<text:line-break/></text:span><text:span text:style-name="T27">elif</text:span><text:span text:style-name="T25"> una_variable &lt; </text:span><text:span text:style-name="T29">10</text:span><text:span text:style-name="T25">:<text:tab/></text:span><text:span text:style-name="T24"># Este condición 'elif' es opcional.</text:span><text:span text:style-name="T25"><text:line-break/><text:tab/>print(</text:span><text:span text:style-name="T28">"una_variable es mas chica que 10."</text:span><text:span text:style-name="T25">)<text:line-break/></text:span><text:span text:style-name="T27">else</text:span><text:span text:style-name="T25">: <text:s text:c="6"/><text:tab/></text:span><text:span text:style-name="T24"># Esto también es opcional.</text:span><text:span text:style-name="T25"><text:line-break/><text:tab/>print(</text:span><text:span text:style-name="T28">"una_variable es de hecho 10."</text:span><text:span text:style-name="T25">)</text:span></text:p>
          </table:table-cell>
        </table:table-row>
      </table:table>
      <text:p text:style-name="Standard"/>
      <text:p text:style-name="Standard">Aquí vemos como utilizar la estructura “for” para iterar sobre cada elemento de los elementos que Python considera “iterables” (listas, tuplas, diccionarios, etc.).</text:p>
      <text:p text:style-name="Standard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9"><text:span text:style-name="T28">"""<text:line-break/>For itera sobre iterables (listas, cadenas, diccionarios, tuplas, generadores...)<text:line-break/>imprime:<text:line-break/><text:tab/>perro es un mamifero<text:line-break/><text:tab/>gato es un mamifero<text:line-break/><text:tab/>raton es un mamifero<text:line-break/>"""</text:span><text:span text:style-name="T25"><text:line-break/></text:span><text:span text:style-name="T27">for</text:span><text:span text:style-name="T25"> animal </text:span><text:span text:style-name="T27">in</text:span><text:span text:style-name="T25"> [</text:span><text:span text:style-name="T28">"perro"</text:span><text:span text:style-name="T25">, </text:span><text:span text:style-name="T28">"gato"</text:span><text:span text:style-name="T25">, </text:span><text:span text:style-name="T28">"raton"</text:span><text:span text:style-name="T25">]:<text:line-break/><text:tab/>print(</text:span><text:span text:style-name="T28">"{} es un mamifero"</text:span><text:span text:style-name="T25">.format(animal))</text:span></text:p>
          </table:table-cell>
        </table:table-row>
      </table:table>
      <text:p text:style-name="Standard"/>
      <text:p text:style-name="Standard">La función “range” es un generador de números. Nos puede ayudar para realizar iteraciones numéricas utilizando for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9"><text:span text:style-name="T28">"""<text:line-break/>`range(número)` retorna un generador de números<text:line-break/>desde cero hasta el número dado<text:line-break/>imprime:<text:line-break/><text:tab/>0<text:line-break/><text:tab/>1<text:line-break/><text:tab/>2<text:line-break/><text:tab/>3<text:line-break/>"""</text:span><text:span text:style-name="T25"><text:line-break/></text:span><text:span text:style-name="T27">for</text:span><text:span text:style-name="T25"> i </text:span><text:span text:style-name="T27">in</text:span><text:span text:style-name="T25"> range(</text:span><text:span text:style-name="T29">4</text:span><text:span text:style-name="T25">):<text:line-break/><text:tab/>print(i)</text:span></text:p>
          </table:table-cell>
        </table:table-row>
      </table:table>
      <text:p text:style-name="Standard"/>
      <text:p text:style-name="Standard">La estructura de control de flujo “While”, itera mientras una condición sea cierta.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9"><text:span text:style-name="T28">"""<text:line-break/>While itera hasta que una condición no se cumple.<text:line-break/>imprime:<text:line-break/><text:tab/>0<text:line-break/><text:tab/>1<text:line-break/><text:tab/>2<text:line-break/><text:tab/>3<text:line-break/>"""</text:span><text:span text:style-name="T25"><text:line-break/>x = </text:span><text:span text:style-name="T29">0</text:span><text:span text:style-name="T25"><text:line-break/></text:span><text:span text:style-name="T27">while</text:span><text:span text:style-name="T25"> x &lt; </text:span><text:span text:style-name="T29">4</text:span><text:span text:style-name="T25">:<text:line-break/><text:tab/>print(x)<text:line-break/><text:tab/>x += </text:span><text:span text:style-name="T29">1</text:span><text:span text:style-name="T25"> <text:s/></text:span><text:span text:style-name="T24"># versión corta de x = x + 1</text:span></text:p>
          </table:table-cell>
        </table:table-row>
      </table:table>
      <text:p text:style-name="Standard">Python 3 permite el manejo de excepciones mediante “try” y “catch” como se observa aquí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9"><text:span text:style-name="T24"># Maneja excepciones con un bloque try/except</text:span><text:span text:style-name="T25"><text:line-break/></text:span><text:span text:style-name="T27">try</text:span><text:span text:style-name="T25">:<text:line-break/><text:tab/></text:span><text:span text:style-name="T24"># Usa raise para levantar un error</text:span><text:span text:style-name="T25"><text:line-break/><text:tab/></text:span><text:span text:style-name="T27">raise</text:span><text:span text:style-name="T25"> IndexError(</text:span><text:span text:style-name="T28">"Este es un error de indice"</text:span><text:span text:style-name="T25">)<text:line-break/></text:span><text:span text:style-name="T27">except</text:span><text:span text:style-name="T25"> IndexError </text:span><text:span text:style-name="T27">as</text:span><text:span text:style-name="T25"> e:<text:line-break/><text:tab/></text:span><text:span text:style-name="T27">pass</text:span><text:span text:style-name="T25"><text:tab/></text:span><text:span text:style-name="T24"># Pass no hace nada (“pasa”). Usualmente aquí harias alguna recuperacion.</text:span></text:p>
          </table:table-cell>
        </table:table-row>
      </table:table>
      <text:p text:style-name="Standard"/>
      <text:p text:style-name="Standard">Aquí vemos un ejemplo de como crear elementos iterables y algunas propiedades. En el ejemplo, trabajaremos utilizando las “claves” (keys) de un diccionario y poder recorrerlos con un for.</text:p>
      <text:p text:style-name="Standard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9"><text:span text:style-name="T24"># Python ofrece una abstracción fundamental llamada Iterable.</text:span><text:span text:style-name="T25"><text:line-break/></text:span><text:span text:style-name="T24"># Un iterable es un objeto que puede ser tratado como una sequencia.</text:span><text:span text:style-name="T25"><text:line-break/></text:span><text:span text:style-name="T24"># El objeto es retornado por la función 'range' es un iterable.</text:span><text:span text:style-name="T25"><text:line-break/><text:line-break/>dicc_lleno = {</text:span><text:span text:style-name="T28">"uno"</text:span><text:span text:style-name="T25">: </text:span><text:span text:style-name="T29">1</text:span><text:span text:style-name="T25">, </text:span><text:span text:style-name="T28">"dos"</text:span><text:span text:style-name="T25">: </text:span><text:span text:style-name="T29">2</text:span><text:span text:style-name="T25">, </text:span><text:span text:style-name="T28">"tres"</text:span><text:span text:style-name="T25">: </text:span><text:span text:style-name="T29">3</text:span><text:span text:style-name="T25">}<text:line-break/>nuestro_iterable = dicc_lleno.keys()<text:line-break/>print(nuestro_iterable) </text:span><text:span text:style-name="T24"># =&gt; dict_keys(['uno', 'dos', 'tres']). Este es un objeto que implementa nuestra interfaz Iterable</text:span><text:span text:style-name="T25"><text:line-break/><text:line-break/>Podemos recorrerla.<text:line-break/></text:span><text:span text:style-name="T27">for</text:span><text:span text:style-name="T25"> i </text:span><text:span text:style-name="T27">in</text:span><text:span text:style-name="T25"> nuestro_iterable:<text:line-break/><text:tab/>print(i)<text:tab/></text:span><text:span text:style-name="T24"># Imprime uno, dos, tres</text:span><text:span text:style-name="T25"><text:line-break/><text:line-break/></text:span><text:span text:style-name="T24"># Aunque no podemos selecionar un elemento por su índice.</text:span><text:span text:style-name="T25"><text:line-break/>nuestro_iterable[</text:span><text:span text:style-name="T29">1</text:span><text:span text:style-name="T25">] <text:s/></text:span><text:span text:style-name="T24"># Genera un TypeError</text:span><text:span text:style-name="T25"><text:line-break/><text:line-break/></text:span><text:span text:style-name="T24"># Un iterable es un objeto que sabe como crear un iterador.</text:span><text:span text:style-name="T25"><text:line-break/>nuestro_iterator = iter(nuestro_iterable)<text:line-break/><text:line-break/></text:span><text:span text:style-name="T24"># Nuestro iterador es un objeto que puede recordar el estado mientras lo recorremos.</text:span><text:span text:style-name="T25"><text:line-break/></text:span><text:span text:style-name="T24"># Obtenemos el siguiente objeto llamando la función __next__.</text:span><text:span text:style-name="T25"><text:line-break/>nuestro_iterator.__next__() <text:s/></text:span><text:span text:style-name="T24"># =&gt; "uno"</text:span><text:span text:style-name="T25"><text:line-break/><text:line-break/></text:span><text:span text:style-name="T24"># Mantiene el estado mientras llamamos __next__.</text:span><text:span text:style-name="T25"><text:line-break/>nuestro_iterator.__next__() <text:s/></text:span><text:span text:style-name="T24"># =&gt; "dos"</text:span><text:span text:style-name="T25"><text:line-break/>nuestro_iterator.__next__() <text:s/></text:span><text:span text:style-name="T24"># =&gt; "tres"</text:span><text:span text:style-name="T25"><text:line-break/><text:line-break/></text:span><text:span text:style-name="T24"># Después que el iterador ha retornado todos sus datos, da una excepción StopIterator.</text:span><text:span text:style-name="T25"><text:line-break/>nuestro_iterator.__next__() </text:span><text:span text:style-name="T24"># Genera StopIteration</text:span><text:span text:style-name="T25"><text:line-break/><text:line-break/></text:span><text:span text:style-name="T24"># Puedes obtener todos los elementos de un iterador llamando a list() en el.</text:span><text:span text:style-name="T25"><text:line-break/>list(dicc_lleno.keys()) <text:s/></text:span><text:span text:style-name="T24"># =&gt; Retorna ["uno", "dos", "tres"]</text:span></text:p>
          </table:table-cell>
        </table:table-row>
      </table:table>
      <text:p text:style-name="Standard"/>
      <text:list xml:id="list233232532178540" text:continue-numbering="true" text:style-name="WWNum1">
        <text:list-item>
          <text:list>
            <text:list-item>
              <text:p text:style-name="P38"><text:bookmark text:name="_wcxxdvqdy9qt"/>Funciones</text:p>
            </text:list-item>
          </text:list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9"><text:span text:style-name="T24">####################################################</text:span><text:span text:style-name="T25"><text:line-break/></text:span><text:span text:style-name="T24">## 4. Funcione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/>
      <text:p text:style-name="Standard">Aquí algunos ejemplos de definición y llamada de funciones en Python 3.</text:p>
      <text:p text:style-name="Standard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9"><text:span text:style-name="T24"># Usa 'def' para crear nuevas funciones</text:span><text:span text:style-name="T25"><text:line-break/></text:span><text:span text:style-name="T27">def</text:span><text:span text:style-name="T25"> </text:span><text:span text:style-name="T31">add</text:span><text:span text:style-name="T25">(x, y):<text:line-break/><text:tab/>print(</text:span><text:span text:style-name="T28">"x es {} y y es {}"</text:span><text:span text:style-name="T25">.format(x, y))<text:line-break/><text:tab/></text:span><text:span text:style-name="T27">return</text:span><text:span text:style-name="T25"> x + y<text:tab/></text:span><text:span text:style-name="T24"># Retorna valores con una la declaración return</text:span><text:span text:style-name="T25"><text:line-break/><text:line-break/></text:span><text:span text:style-name="T24"># Llamando funciones con parámetros</text:span><text:span text:style-name="T25"><text:line-break/>add(</text:span><text:span text:style-name="T29">5</text:span><text:span text:style-name="T25">, </text:span><text:span text:style-name="T29">6</text:span><text:span text:style-name="T25">) </text:span><text:span text:style-name="T24"># =&gt; imprime "x es 5 y y es 6" y retorna 11</text:span><text:span text:style-name="T25"><text:line-break/><text:line-break/></text:span><text:span text:style-name="T24"># Otra forma de llamar funciones es con argumentos de palabras claves</text:span><text:span text:style-name="T25"><text:line-break/>add(y=</text:span><text:span text:style-name="T29">6</text:span><text:span text:style-name="T25">, x=</text:span><text:span text:style-name="T29">5</text:span><text:span text:style-name="T25">) <text:s text:c="2"/></text:span><text:span text:style-name="T24"># Argumentos de palabra clave pueden ir en cualquier orden.</text:span><text:span text:style-name="T25"><text:line-break/><text:line-break/><text:line-break/></text:span><text:span text:style-name="T24"># Puedes definir funciones que tomen un número variable de argumentos</text:span><text:span text:style-name="T25"><text:line-break/></text:span><text:span text:style-name="T27">def</text:span><text:span text:style-name="T25"> </text:span><text:span text:style-name="T31">varargs</text:span><text:span text:style-name="T25">(*args):<text:line-break/><text:tab/></text:span><text:span text:style-name="T27">return</text:span><text:span text:style-name="T25"> args<text:line-break/><text:line-break/>varargs(</text:span><text:span text:style-name="T29">1</text:span><text:span text:style-name="T25">, </text:span><text:span text:style-name="T29">2</text:span><text:span text:style-name="T25">, </text:span><text:span text:style-name="T29">3</text:span><text:span text:style-name="T25">) </text:span><text:span text:style-name="T24"># =&gt; (1,2,3)</text:span><text:span text:style-name="T25"><text:line-break/><text:line-break/><text:line-break/></text:span><text:span text:style-name="T24"># Puedes definir funciones que toman un número variable de argumentos</text:span><text:span text:style-name="T25"><text:line-break/></text:span><text:span text:style-name="T24"># de palabras claves</text:span><text:span text:style-name="T25"><text:line-break/></text:span><text:span text:style-name="T27">def</text:span><text:span text:style-name="T25"> </text:span><text:span text:style-name="T31">keyword_args</text:span><text:span text:style-name="T25">(**kwargs):<text:line-break/><text:tab/></text:span><text:span text:style-name="T27">return</text:span><text:span text:style-name="T25"> kwargs<text:line-break/><text:line-break/></text:span><text:span text:style-name="T24"># Llamémosla para ver que sucede</text:span><text:span text:style-name="T25"><text:line-break/>keyword_args(pie=</text:span><text:span text:style-name="T28">"grande"</text:span><text:span text:style-name="T25">, lago=</text:span><text:span text:style-name="T28">"ness"</text:span><text:span text:style-name="T25">) </text:span><text:span text:style-name="T24"># =&gt; {"pie": "grande", "lago": "ness"}</text:span><text:span text:style-name="T25"><text:line-break/><text:line-break/><text:line-break/></text:span><text:span text:style-name="T24"># Puedes hacer ambas a la vez si quieres</text:span><text:span text:style-name="T25"><text:line-break/></text:span><text:span text:style-name="T27">def</text:span><text:span text:style-name="T25"> </text:span><text:span text:style-name="T31">todos_los_argumentos</text:span><text:span text:style-name="T25">(*args, **kwargs):<text:line-break/><text:tab/></text:span><text:span text:style-name="T27">print</text:span><text:span text:style-name="T25"> args<text:line-break/><text:tab/></text:span><text:span text:style-name="T27">print</text:span><text:span text:style-name="T25"> kwargs<text:line-break/></text:span><text:span text:style-name="T28">"""<text:line-break/>todos_los_argumentos(1, 2, a=3, b=4) imprime:<text:line-break/><text:tab/>(1, 2)<text:line-break/><text:tab/>{"a": 3, "b": 4}<text:line-break/>"""</text:span><text:span text:style-name="T25"><text:line-break/><text:line-break/></text:span><text:span text:style-name="T24"># ¡Cuando llames funciones, puedes hacer lo opuesto a varargs/kwargs!</text:span><text:span text:style-name="T25"><text:line-break/></text:span><text:span text:style-name="T24"># Usa * para expandir tuplas y usa ** para expandir argumentos de palabras claves.</text:span><text:span text:style-name="T25"><text:line-break/>args = (</text:span><text:span text:style-name="T29">1</text:span><text:span text:style-name="T25">, </text:span><text:span text:style-name="T29">2</text:span><text:span text:style-name="T25">, </text:span><text:span text:style-name="T29">3</text:span><text:span text:style-name="T25">, </text:span><text:span text:style-name="T29">4</text:span><text:span text:style-name="T25">)<text:line-break/>kwargs = {</text:span><text:span text:style-name="T28">"a"</text:span><text:span text:style-name="T25">: </text:span><text:span text:style-name="T29">3</text:span><text:span text:style-name="T25">, </text:span><text:span text:style-name="T28">"b"</text:span><text:span text:style-name="T25">: </text:span><text:span text:style-name="T29">4</text:span><text:span text:style-name="T25">}<text:line-break/>todos_los_argumentos(*args) </text:span><text:span text:style-name="T24"># es equivalente a foo(1, 2, 3, 4)</text:span><text:span text:style-name="T25"><text:line-break/>todos_los_argumentos(**kwargs) </text:span><text:span text:style-name="T24"># es equivalente a foo(a=3, b=4)</text:span><text:span text:style-name="T25"><text:line-break/>todos_los_argumentos(*args, **kwargs) </text:span><text:span text:style-name="T24"># es equivalente a foo(1, 2, 3, 4, a=3, b=4)</text:span></text:p>
          </table:table-cell>
        </table:table-row>
      </table:table>
      <text:p text:style-name="Standard"/>
      <text:p text:style-name="Standard">Para facilitar algunas operaciones, Python permite tanto funciones definidas (de primera clase) como funciones anónimas. Estas funciones anónimas nos ayudan sobre todo a utilizar “programación funcional” con funciones como “map”, “filter” y “reduce”.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9"><text:span text:style-name="T24"># Python tiene funciones de primera clase</text:span><text:span text:style-name="T25"><text:line-break/></text:span><text:span text:style-name="T27">def</text:span><text:span text:style-name="T25"> </text:span><text:span text:style-name="T31">crear_suma</text:span><text:span text:style-name="T25">(x):<text:line-break/><text:tab/></text:span><text:span text:style-name="T27">def</text:span><text:span text:style-name="T25"> </text:span><text:span text:style-name="T31">suma</text:span><text:span text:style-name="T25">(y):<text:line-break/> <text:s text:c="3"/><text:tab/></text:span><text:span text:style-name="T27">return</text:span><text:span text:style-name="T25"> x + y<text:line-break/><text:tab/></text:span><text:span text:style-name="T27">return</text:span><text:span text:style-name="T25"> suma<text:line-break/><text:line-break/>sumar_10 = crear_suma(</text:span><text:span text:style-name="T29">10</text:span><text:span text:style-name="T25">)<text:line-break/>sumar_10(</text:span><text:span text:style-name="T29">3</text:span><text:span text:style-name="T25">) </text:span><text:span text:style-name="T24"># =&gt; 13</text:span><text:span text:style-name="T25"><text:line-break/><text:line-break/></text:span><text:span text:style-name="T24"># También hay funciones anónimas</text:span><text:span text:style-name="T25"><text:line-break/>(</text:span><text:span text:style-name="T27">lambda</text:span><text:span text:style-name="T25"> x: x &gt; </text:span><text:span text:style-name="T29">2</text:span><text:span text:style-name="T25">)(</text:span><text:span text:style-name="T29">3</text:span><text:span text:style-name="T25">) </text:span><text:span text:style-name="T24"># =&gt; True</text:span><text:span text:style-name="T25"><text:line-break/><text:line-break/></text:span><text:span text:style-name="T24"># Hay funciones integradas de orden superior</text:span><text:span text:style-name="T25"><text:line-break/>map(sumar_10, [</text:span><text:span text:style-name="T29">1</text:span><text:span text:style-name="T25">,</text:span><text:span text:style-name="T29">2</text:span><text:span text:style-name="T25">,</text:span><text:span text:style-name="T29">3</text:span><text:span text:style-name="T25">]) </text:span><text:span text:style-name="T24"># =&gt; [11, 12, 13]</text:span><text:span text:style-name="T25"><text:line-break/>filter(</text:span><text:span text:style-name="T27">lambda</text:span><text:span text:style-name="T25"> x: x &gt; </text:span><text:span text:style-name="T29">5</text:span><text:span text:style-name="T25">, [</text:span><text:span text:style-name="T29">3</text:span><text:span text:style-name="T25">, </text:span><text:span text:style-name="T29">4</text:span><text:span text:style-name="T25">, </text:span><text:span text:style-name="T29">5</text:span><text:span text:style-name="T25">, </text:span><text:span text:style-name="T29">6</text:span><text:span text:style-name="T25">, </text:span><text:span text:style-name="T29">7</text:span><text:span text:style-name="T25">]) </text:span><text:span text:style-name="T24"># =&gt; [6, 7]</text:span><text:span text:style-name="T25"><text:line-break/><text:line-break/></text:span><text:span text:style-name="T24"># Podemos usar listas por comprensión para mapeos y filtros agradables</text:span><text:span text:style-name="T25"><text:line-break/>[add_10(i) </text:span><text:span text:style-name="T27">for</text:span><text:span text:style-name="T25"> i </text:span><text:span text:style-name="T27">in</text:span><text:span text:style-name="T25"> [</text:span><text:span text:style-name="T29">1</text:span><text:span text:style-name="T25">, </text:span><text:span text:style-name="T29">2</text:span><text:span text:style-name="T25">, </text:span><text:span text:style-name="T29">3</text:span><text:span text:style-name="T25">]] <text:s/></text:span><text:span text:style-name="T24"># =&gt; [11, 12, 13]</text:span><text:span text:style-name="T25"><text:line-break/>[x </text:span><text:span text:style-name="T27">for</text:span><text:span text:style-name="T25"> x </text:span><text:span text:style-name="T27">in</text:span><text:span text:style-name="T25"> [</text:span><text:span text:style-name="T29">3</text:span><text:span text:style-name="T25">, </text:span><text:span text:style-name="T29">4</text:span><text:span text:style-name="T25">, </text:span><text:span text:style-name="T29">5</text:span><text:span text:style-name="T25">, </text:span><text:span text:style-name="T29">6</text:span><text:span text:style-name="T25">, </text:span><text:span text:style-name="T29">7</text:span><text:span text:style-name="T25">] </text:span><text:span text:style-name="T27">if</text:span><text:span text:style-name="T25"> x &gt; </text:span><text:span text:style-name="T29">5</text:span><text:span text:style-name="T25">] </text:span><text:span text:style-name="T24"># =&gt; [6, 7]</text:span><text:span text:style-name="T25"><text:line-break/></text:span><text:span text:style-name="T24"># también hay diccionarios</text:span><text:span text:style-name="T25"><text:line-break/>{k:k**</text:span><text:span text:style-name="T29">2</text:span><text:span text:style-name="T25"> </text:span><text:span text:style-name="T27">for</text:span><text:span text:style-name="T25"> k </text:span><text:span text:style-name="T27">in</text:span><text:span text:style-name="T25"> range(</text:span><text:span text:style-name="T29">3</text:span><text:span text:style-name="T25">)} </text:span><text:span text:style-name="T24"># =&gt; {0: 0, 1: 1, 2: 4}</text:span><text:span text:style-name="T25"><text:line-break/></text:span><text:span text:style-name="T24"># y conjuntos por comprensión</text:span><text:span text:style-name="T25"><text:line-break/>{c </text:span><text:span text:style-name="T27">for</text:span><text:span text:style-name="T25"> c </text:span><text:span text:style-name="T27">in</text:span><text:span text:style-name="T25"> </text:span><text:span text:style-name="T28">"la cadena"</text:span><text:span text:style-name="T25">} </text:span><text:span text:style-name="T24"># =&gt; {'d', 'l', 'a', 'n', ' ', 'c', 'e'}</text:span></text:p>
          </table:table-cell>
        </table:table-row>
      </table:table>
      <text:list xml:id="list233232816131041" text:continue-numbering="true" text:style-name="WWNum1">
        <text:list-item>
          <text:list>
            <text:list-item>
              <text:p text:style-name="P38"><text:bookmark text:name="_i4mnnyx6m2x5"/>Clases</text:p>
            </text:list-item>
          </text:list>
        </text:list-item>
      </text:list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9"><text:span text:style-name="T24">####################################################</text:span><text:span text:style-name="T25"><text:line-break/></text:span><text:span text:style-name="T24">## 5. Clase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/>
      <text:p text:style-name="Standard">Las clases en Python, heredan inicialmente del objeto predefinido “object”. Aquí un ejemplo de definición de clase con atributos, constructor y métodos.</text:p>
      <text:p text:style-name="Standard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9"><text:span text:style-name="T24"># Heredamos de object para obtener una clase.</text:span><text:span text:style-name="T25"><text:line-break/></text:span><text:span text:style-name="T27">class</text:span><text:span text:style-name="T25"> </text:span><text:span text:style-name="T32">Humano</text:span><text:span text:style-name="T25">(object):<text:line-break/><text:line-break/><text:tab/></text:span><text:span text:style-name="T24"># Un atributo de clase es compartido por todas las instancias de esta clase</text:span><text:span text:style-name="T25"><text:line-break/><text:tab/>especie = </text:span><text:span text:style-name="T28">"H. sapiens"</text:span><text:span text:style-name="T25"><text:line-break/><text:line-break/><text:tab/></text:span><text:span text:style-name="T24"># Constructor basico</text:span><text:span text:style-name="T25"><text:line-break/><text:tab/></text:span><text:span text:style-name="T27">def</text:span><text:span text:style-name="T25"> </text:span><text:span text:style-name="T31">__init__</text:span><text:span text:style-name="T25">(self, nombre):<text:line-break/> <text:s text:c="3"/><text:tab/></text:span><text:span text:style-name="T24"># Asigna el argumento al atributo nombre de la instancia</text:span><text:span text:style-name="T25"><text:line-break/> <text:s text:c="3"/><text:tab/> <text:s text:c="4"/>self.nombre = nombre<text:line-break/><text:line-break/><text:tab/></text:span><text:span text:style-name="T24"># Un metodo de instancia. Todos los metodos toman self como primer argumento</text:span><text:span text:style-name="T25"><text:line-break/><text:tab/></text:span><text:span text:style-name="T27">def</text:span><text:span text:style-name="T25"> </text:span><text:span text:style-name="T31">decir</text:span><text:span text:style-name="T25">(self, msg):<text:line-break/> <text:s text:c="2"/><text:tab/> <text:s text:c="4"/></text:span><text:span text:style-name="T27">return</text:span><text:span text:style-name="T25"> </text:span><text:span text:style-name="T28">"%s: %s"</text:span><text:span text:style-name="T25"> % (self.nombre, msg)<text:line-break/><text:line-break/><text:tab/></text:span><text:span text:style-name="T24"># Un metodo de clase es compartido a través de todas las instancias</text:span><text:span text:style-name="T25"><text:line-break/><text:tab/></text:span><text:span text:style-name="T24"># Son llamados con la clase como primer argumento</text:span><text:span text:style-name="T25"><text:line-break/></text:span><text:span text:style-name="T33"><text:tab/>@classmethod</text:span><text:span text:style-name="T25"><text:line-break/><text:tab/></text:span><text:span text:style-name="T27">def</text:span><text:span text:style-name="T25"> </text:span><text:span text:style-name="T31">get_especie</text:span><text:span text:style-name="T25">(cls):<text:line-break/> <text:s text:c="3"/><text:tab/> <text:s text:c="4"/></text:span><text:span text:style-name="T27">return</text:span><text:span text:style-name="T25"> cls.especie<text:line-break/><text:line-break/><text:tab/></text:span><text:span text:style-name="T24"># Un metodo estatico es llamado sin la clase o instancia como referencia</text:span><text:span text:style-name="T25"><text:line-break/></text:span><text:span text:style-name="T33"><text:tab/>@staticmethod</text:span><text:span text:style-name="T25"><text:line-break/><text:tab/></text:span><text:span text:style-name="T27">def</text:span><text:span text:style-name="T25"> </text:span><text:span text:style-name="T31">roncar</text:span><text:span text:style-name="T25">():<text:line-break/> <text:s text:c="3"/><text:tab/> <text:s text:c="4"/></text:span><text:span text:style-name="T27">return</text:span><text:span text:style-name="T25"> </text:span><text:span text:style-name="T28">"*roncar*"</text:span><text:span text:style-name="T25"><text:line-break/><text:line-break/><text:line-break/></text:span><text:span text:style-name="T24"># Instancia una clase</text:span><text:span text:style-name="T25"><text:line-break/>i = Humano(nombre=</text:span><text:span text:style-name="T28">"Ian"</text:span><text:span text:style-name="T25">)<text:line-break/></text:span><text:span text:style-name="T27">print</text:span><text:span text:style-name="T25"> i.decir(</text:span><text:span text:style-name="T28">"hi"</text:span><text:span text:style-name="T25">) <text:tab/></text:span><text:span text:style-name="T24"># imprime "Ian: hi"</text:span><text:span text:style-name="T25"><text:line-break/><text:line-break/>j = Humano(</text:span><text:span text:style-name="T28">"Joel"</text:span><text:span text:style-name="T25">)<text:line-break/></text:span><text:span text:style-name="T27">print</text:span><text:span text:style-name="T25"> j.decir(</text:span><text:span text:style-name="T28">"hello"</text:span><text:span text:style-name="T25">) <text:s/></text:span><text:span text:style-name="T24">#imprime "Joel: hello"</text:span><text:span text:style-name="T25"><text:line-break/><text:line-break/></text:span><text:span text:style-name="T24"># Llama nuestro método de clase</text:span><text:span text:style-name="T25"><text:line-break/>i.get_especie() </text:span><text:span text:style-name="T24"># =&gt; "H. sapiens"</text:span><text:span text:style-name="T25"><text:line-break/><text:line-break/></text:span><text:span text:style-name="T24"># Cambia los atributos compartidos</text:span><text:span text:style-name="T25"><text:line-break/>Humano.especie = </text:span><text:span text:style-name="T28">"H. neanderthalensis"</text:span><text:span text:style-name="T25"><text:line-break/>i.get_especie() </text:span><text:span text:style-name="T24"># =&gt; "H. neanderthalensis"</text:span><text:span text:style-name="T25"><text:line-break/>j.get_especie() </text:span><text:span text:style-name="T24"># =&gt; "H. neanderthalensis"</text:span><text:span text:style-name="T25"><text:line-break/><text:line-break/></text:span><text:span text:style-name="T24"># Llama al método estático</text:span><text:span text:style-name="T25"><text:line-break/>Humano.roncar() </text:span><text:span text:style-name="T24"># =&gt; "*roncar*"</text:span></text:p>
          </table:table-cell>
        </table:table-row>
        <table:table-row table:style-name="Table30.1">
          <table:table-cell table:style-name="Table30.A1" office:value-type="string">
            <text:p text:style-name="P2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233232925937527" text:continue-numbering="true" text:style-name="WWNum1">
        <text:list-item>
          <text:list>
            <text:list-item>
              <text:p text:style-name="P38"><text:bookmark text:name="_bfvl3lx14x8t"/>Módulos</text:p>
            </text:list-item>
          </text:list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19"><text:span text:style-name="T24">####################################################</text:span><text:span text:style-name="T25"><text:line-break/></text:span><text:span text:style-name="T24">## 6. Módulo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><text:soft-page-break/></text:p>
      <text:p text:style-name="Standard">Python permite importar módulos, tanto creados por nosotros, como existentes en el sistema. Una potente herramienta para descargar módulos más populares es “pip” <text:a xlink:type="simple" xlink:href="https://pypi.org/project/pip/" text:style-name="ListLabel_20_29" text:visited-style-name="ListLabel_20_29"><text:span text:style-name="T8">https://pypi.org/project/pip/</text:span></text:a></text:p>
      <text:p text:style-name="Standard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19"><text:span text:style-name="T24"># Puedes importar módulos</text:span><text:span text:style-name="T25"><text:line-break/></text:span><text:span text:style-name="T27">import</text:span><text:span text:style-name="T25"> math<text:line-break/>print(math.sqrt(</text:span><text:span text:style-name="T29">16</text:span><text:span text:style-name="T25">)) </text:span><text:span text:style-name="T24"># =&gt; 4.0</text:span><text:span text:style-name="T25"><text:line-break/><text:line-break/></text:span><text:span text:style-name="T24"># Puedes obtener funciones específicas desde un módulo</text:span><text:span text:style-name="T25"><text:line-break/></text:span><text:span text:style-name="T27">from</text:span><text:span text:style-name="T25"> math </text:span><text:span text:style-name="T27">import</text:span><text:span text:style-name="T25"> ceil, floor<text:line-break/>print(ceil(</text:span><text:span text:style-name="T29">3.7</text:span><text:span text:style-name="T25">)) </text:span><text:span text:style-name="T24"># =&gt; 4.0</text:span><text:span text:style-name="T25"><text:line-break/>print(floor(</text:span><text:span text:style-name="T29">3.7</text:span><text:span text:style-name="T25">))</text:span><text:span text:style-name="T24"># =&gt; 3.0</text:span><text:span text:style-name="T25"><text:line-break/><text:line-break/></text:span><text:span text:style-name="T24"># Puedes importar todas las funciones de un módulo</text:span><text:span text:style-name="T25"><text:line-break/></text:span><text:span text:style-name="T24"># Precaución: Esto no es recomendable</text:span><text:span text:style-name="T25"><text:line-break/></text:span><text:span text:style-name="T27">from</text:span><text:span text:style-name="T25"> math </text:span><text:span text:style-name="T27">import</text:span><text:span text:style-name="T25"> *<text:line-break/><text:line-break/></text:span><text:span text:style-name="T24"># Puedes acortar los nombres de los módulos</text:span><text:span text:style-name="T25"><text:line-break/></text:span><text:span text:style-name="T27">import</text:span><text:span text:style-name="T25"> math </text:span><text:span text:style-name="T27">as</text:span><text:span text:style-name="T25"> m<text:line-break/>math.sqrt(</text:span><text:span text:style-name="T29">16</text:span><text:span text:style-name="T25">) == m.sqrt(</text:span><text:span text:style-name="T29">16</text:span><text:span text:style-name="T25">) </text:span><text:span text:style-name="T24"># =&gt; True</text:span><text:span text:style-name="T25"><text:line-break/><text:line-break/></text:span><text:span text:style-name="T24"># Los módulos de Python son sólo archivos ordinarios de Python.</text:span><text:span text:style-name="T25"><text:line-break/></text:span><text:span text:style-name="T24"># Puedes escribir tus propios módulos e importarlos. El nombre del módulo</text:span><text:span text:style-name="T25"><text:line-break/></text:span><text:span text:style-name="T24"># es el mismo del nombre del archivo.</text:span><text:span text:style-name="T25"><text:line-break/><text:line-break/></text:span><text:span text:style-name="T24"># Puedes encontrar que funciones y atributos definen un módulo.</text:span><text:span text:style-name="T25"><text:line-break/></text:span><text:span text:style-name="T27">import</text:span><text:span text:style-name="T25"> math<text:line-break/>dir(math)</text:span></text:p>
          </table:table-cell>
        </table:table-row>
      </table:table>
      <text:list xml:id="list233234043828656" text:continue-numbering="true" text:style-name="WWNum1">
        <text:list-item>
          <text:list>
            <text:list-item>
              <text:p text:style-name="P38"><text:bookmark text:name="_me7pima78wx6"/>Avanzado: generadores y decoradores</text:p>
            </text:list-item>
          </text:list>
        </text:list-item>
      </text:list>
      <text:p text:style-name="Standard">Ejemplo de creación de generadores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19"><text:span text:style-name="T24"># Los generadores te ayudan a hacer un código perezoso (lazy)</text:span><text:span text:style-name="T25"><text:line-break/></text:span><text:span text:style-name="T27">def</text:span><text:span text:style-name="T25"> </text:span><text:span text:style-name="T31">duplicar_numeros</text:span><text:span text:style-name="T25">(iterable):<text:line-break/><text:tab/></text:span><text:span text:style-name="T27">for</text:span><text:span text:style-name="T25"> i </text:span><text:span text:style-name="T27">in</text:span><text:span text:style-name="T25"> iterable:<text:line-break/> <text:s text:c="3"/><text:tab/> <text:s text:c="4"/></text:span><text:span text:style-name="T27">yield</text:span><text:span text:style-name="T25"> i + i<text:line-break/><text:line-break/></text:span><text:span text:style-name="T24"># Un generador crea valores sobre la marcha.</text:span><text:span text:style-name="T25"><text:line-break/></text:span><text:span text:style-name="T24"># En vez de generar y retornar todos los valores de una vez, crea uno en cada iteración.</text:span><text:span text:style-name="T25"><text:line-break/></text:span><text:span text:style-name="T24"># Esto significa que valores más grandes que 15 no serán procesados en 'duplicar_numeros'.</text:span><text:span text:style-name="T25"><text:line-break/></text:span><text:span text:style-name="T24"># Fíjate que 'range' es un generador. Crear una lista 1-900000000 tomaría mucho tiempo en crearse.</text:span><text:span text:style-name="T25"><text:line-break/>_rango = range(</text:span><text:span text:style-name="T29">1</text:span><text:span text:style-name="T25">, </text:span><text:span text:style-name="T29">900000000</text:span><text:span text:style-name="T25">)<text:line-break/></text:span><text:span text:style-name="T24"># Duplicará todos los números hasta que un resultado &gt;= se encuentre.</text:span><text:span text:style-name="T25"><text:line-break/></text:span><text:span text:style-name="T27">for</text:span><text:span text:style-name="T25"> i </text:span><text:span text:style-name="T27">in</text:span><text:span text:style-name="T25"> duplicar_numeros(_rango):<text:line-break/><text:tab/>print(i)<text:line-break/><text:tab/></text:span><text:span text:style-name="T27">if</text:span><text:span text:style-name="T25"> i &gt;= </text:span><text:span text:style-name="T29">30</text:span><text:span text:style-name="T25">:<text:line-break/> <text:s text:c="3"/><text:tab/> <text:s text:c="4"/></text:span><text:span text:style-name="T27">break</text:span></text:p>
          </table:table-cell>
        </table:table-row>
      </table:table>
      <text:p text:style-name="Standard"/>
      <text:p text:style-name="Standard"/>
      <text:p text:style-name="Standard"/>
      <text:p text:style-name="Standard">Ejemplo de utilización de decoradores en Python.</text:p>
      <text:p text:style-name="Standard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19"><text:span text:style-name="T24"># Decoradores</text:span><text:span text:style-name="T25"><text:line-break/></text:span><text:span text:style-name="T24"># en este ejemplo 'pedir' envuelve a 'decir'</text:span><text:span text:style-name="T25"><text:line-break/></text:span><text:span text:style-name="T24"># Pedir llamará a 'decir'. Si decir_por_favor es True entonces cambiará el mensaje a retornar</text:span><text:span text:style-name="T25"><text:line-break/></text:span><text:span text:style-name="T27">from</text:span><text:span text:style-name="T25"> functools </text:span><text:span text:style-name="T27">import</text:span><text:span text:style-name="T25"> wraps<text:line-break/><text:line-break/><text:line-break/></text:span><text:span text:style-name="T27">def</text:span><text:span text:style-name="T25"> </text:span><text:span text:style-name="T31">pedir</text:span><text:span text:style-name="T25">(_decir):<text:line-break/></text:span><text:span text:style-name="T33"><text:tab/>@wraps(_decir)</text:span><text:span text:style-name="T25"><text:line-break/><text:tab/></text:span><text:span text:style-name="T27">def</text:span><text:span text:style-name="T25"> </text:span><text:span text:style-name="T31">wrapper</text:span><text:span text:style-name="T25">(*args, **kwargs):<text:line-break/> <text:s text:c="3"/><text:tab/> <text:s text:c="4"/>mensaje, decir_por_favor = _decir(*args, **kwargs)<text:line-break/> <text:s text:c="3"/><text:tab/> <text:s text:c="4"/></text:span><text:span text:style-name="T27">if</text:span><text:span text:style-name="T25"> decir_por_favor:<text:line-break/> <text:s text:c="7"/><text:tab/> <text:s text:c="4"/></text:span><text:span text:style-name="T27">return</text:span><text:span text:style-name="T25"> </text:span><text:span text:style-name="T28">"{} {}"</text:span><text:span text:style-name="T25">.format(mensaje, </text:span><text:span text:style-name="T28">"¡Por favor! Soy pobre :("</text:span><text:span text:style-name="T25">)<text:line-break/> <text:s text:c="3"/><text:tab/> <text:s text:c="4"/></text:span><text:span text:style-name="T27">return</text:span><text:span text:style-name="T25"> mensaje<text:line-break/><text:line-break/><text:tab/></text:span><text:span text:style-name="T27">return</text:span><text:span text:style-name="T25"> wrapper<text:line-break/><text:line-break/></text:span><text:span text:style-name="T33">@pedir</text:span><text:span text:style-name="T25"><text:line-break/></text:span><text:span text:style-name="T27">def</text:span><text:span text:style-name="T25"> </text:span><text:span text:style-name="T31">say</text:span><text:span text:style-name="T25">(decir_por_favor=False):<text:line-break/><text:tab/>mensaje = </text:span><text:span text:style-name="T28">"¿Puedes comprarme una cerveza?"</text:span><text:span text:style-name="T25"><text:line-break/><text:tab/></text:span><text:span text:style-name="T27">return</text:span><text:span text:style-name="T25"> mensaje, decir_por_favor<text:line-break/><text:line-break/><text:line-break/>print(decir()) <text:s/></text:span><text:span text:style-name="T24"># ¿Puedes comprarme una cerveza?</text:span><text:span text:style-name="T25"><text:line-break/>print(decir(decir_por_favor=</text:span><text:span text:style-name="T27">True</text:span><text:span text:style-name="T25">)) <text:s/></text:span><text:span text:style-name="T24"># ¿Puedes comprarme una cerveza? ¡Por favor! Soy pobre :()</text:span></text:p>
          </table:table-cell>
        </table:table-row>
      </table:table>
      <text:p text:style-name="P36"><text:bookmark text:name="_44eajsp7tqwu"/></text:p>
      <text:list xml:id="list233233085695043" text:continue-numbering="true" text:style-name="WWNum1">
        <text:list-item>
          <text:p text:style-name="P37"><text:bookmark text:name="_fvy21qn1ft33"/>Usar Python para hacer Scripts de Sistemas Operativos</text:p>
        </text:list-item>
      </text:list>
      <text:p text:style-name="Standard">A continuación presentamos algunos consejos útiles para trabajar con Python 3 a la hora de realizar scripts de sistemas operativos.</text:p>
      <text:p text:style-name="Standard"><text:span text:style-name="T13">Consejo 1)</text:span> Prácticamente, todas las distribuciones de Linux incluyen Python. Para saber donde está podéis ejecutar el comando: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33"><text:span text:style-name="T34">which</text:span><text:span text:style-name="T25"> python</text:span></text:p>
          </table:table-cell>
        </table:table-row>
      </table:table>
      <text:p text:style-name="Standard">Y os dará la ruta. En la gran mayoría de estas su ruta es “/usr/bin/python3”.</text:p>
      <text:p text:style-name="Standard">Para hacer un ShellScript en Python, debéis incluir en la primera línea que el intérprete a usar sea </text:p>
      <text:p text:style-name="Standard">Python, podéis hacerlo en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33"><text:span text:style-name="T24">#!/usr/bin/python3</text:span></text:p>
          </table:table-cell>
        </table:table-row>
      </table:table>
      <text:p text:style-name="Standard">Después, al igual que cualquier otro tipo de ShellScript, deberéis darle permisos de ejecución, por </text:p>
      <text:p text:style-name="Standard">ejemplo con el comando: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33"><text:span text:style-name="T25">chmod u+x ./nuestroScript.py</text:span></text:p>
          </table:table-cell>
        </table:table-row>
      </table:table>
      <text:p text:style-name="Standard">NOTA: la extensión .py, aunque recomendable por temas de comprensión, no es obligatoria.</text:p>
      <text:p text:style-name="Standard"/>
      <text:p text:style-name="Standard"><text:span text:style-name="T13">Consejo 2) </text:span>Ejecutar comandos Linux y obtener su salida por pantalla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33"><text:span text:style-name="T27">import</text:span><text:span text:style-name="T25"> commands<text:line-break/>status, output = commands.getstatusoutput(</text:span><text:span text:style-name="T28">"cat /etc/services"</text:span><text:span text:style-name="T25">)</text:span></text:p>
          </table:table-cell>
        </table:table-row>
      </table:table>
      <text:p text:style-name="Standard">Este comando devuelve el status de la ejecución en la variable “status” (generalmente 0 si él </text:p>
      <text:p text:style-name="Standard">comando se ha ejecutado correctamente y distintos de 0 si ha habido un error, indicando cuál) y la </text:p>
      <text:p text:style-name="Standard">salida que ser vería por pantalla (la salida estándar) se almacena en la variable output.</text:p>
      <text:p text:style-name="Standard"/>
      <text:p text:style-name="Standard"><text:span text:style-name="T13">Consejo 3) </text:span>Leer de teclado (similar a la función “read” en Bash ShellScript)</text:p>
      <text:p text:style-name="Standard">De manera simple se puede hacer con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33"><text:span text:style-name="T25">nb = input(</text:span><text:span text:style-name="T28">'Elige un número: '</text:span><text:span text:style-name="T25">)</text:span></text:p>
          </table:table-cell>
        </table:table-row>
      </table:table>
      <text:p text:style-name="Standard">Y se guardará lo leído por teclado en la variable “nb”.</text:p>
      <text:p text:style-name="P1"/>
      <text:p text:style-name="Standard"><text:span text:style-name="T13">Consejo 4)</text:span> Para el paso de parámetros desde consola en Python, hay que importar “sys” y usar “sys.argv”. Esta variable es un vector que contiene el nombre del ejecutable en la posición 0 y en las siguientes posiciones los parámetros en orden</text:p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33"><text:span text:style-name="T27">import</text:span><text:span text:style-name="T25"> sys<text:line-break/></text:span><text:span text:style-name="T27">if</text:span><text:span text:style-name="T25"> len(sys.argv) != </text:span><text:span text:style-name="T29">3</text:span><text:span text:style-name="T25">: <text:line-break/> <text:s text:c="3"/></text:span><text:span text:style-name="T27">print</text:span><text:span text:style-name="T25"> </text:span><text:span text:style-name="T28">"Se requieren 2 parámetros"</text:span><text:span text:style-name="T25"> <text:line-break/></text:span><text:span text:style-name="T27">else</text:span><text:span text:style-name="T25">:<text:line-break/> <text:s text:c="3"/></text:span><text:span text:style-name="T27">print</text:span><text:span text:style-name="T25"> sys.argv[</text:span><text:span text:style-name="T29">0</text:span><text:span text:style-name="T25">] </text:span><text:span text:style-name="T24"># devuelve el nombre del ejecutable.</text:span><text:span text:style-name="T25"><text:line-break/> <text:s text:c="3"/></text:span><text:span text:style-name="T27">print</text:span><text:span text:style-name="T25"> sys.argv[</text:span><text:span text:style-name="T29">1</text:span><text:span text:style-name="T25">] </text:span><text:span text:style-name="T24"># devuelve el primer argumento</text:span><text:span text:style-name="T25"><text:line-break/> <text:s text:c="3"/></text:span><text:span text:style-name="T27">print</text:span><text:span text:style-name="T25"> sys.argv[</text:span><text:span text:style-name="T29">2</text:span><text:span text:style-name="T25">] </text:span><text:span text:style-name="T24"># devuelve el segundo argumento</text:span></text:p>
          </table:table-cell>
        </table:table-row>
      </table:table>
      <text:p text:style-name="P1"/>
      <text:p text:style-name="P1"/>
      <text:p text:style-name="Standard"><text:span text:style-name="T13">Consejo 5)</text:span> Simular la herramienta test (para comprobar si existen ficheros, directorios, etc.)</text:p>
      <text:p text:style-name="Standard">Por ejemplo, para saber si una ruta existe, sea fichero o directorio: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33"><text:span text:style-name="T27">import</text:span><text:span text:style-name="T25"> os.path<text:line-break/>file_path=</text:span><text:span text:style-name="T28">"/home"</text:span><text:span text:style-name="T25"><text:line-break/></text:span><text:span text:style-name="T27">if</text:span><text:span text:style-name="T25"> os.path.exists(file_path):<text:line-break/> <text:s text:c="3"/></text:span><text:span text:style-name="T27">print</text:span><text:span text:style-name="T25"> </text:span><text:span text:style-name="T28">"La ruta existe"</text:span><text:span text:style-name="T25"><text:line-break/></text:span><text:span text:style-name="T27">else</text:span><text:span text:style-name="T25">:<text:line-break/> <text:s text:c="3"/></text:span><text:span text:style-name="T27">print</text:span><text:span text:style-name="T25"> </text:span><text:span text:style-name="T28">"La ruta no existe"</text:span></text:p>
          </table:table-cell>
        </table:table-row>
      </table:table>
      <text:p text:style-name="Standard">Por ejemplo, para saber si es un directorio (no fichero)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33"><text:span text:style-name="T27">import</text:span><text:span text:style-name="T25"> os.path<text:line-break/>file_path=</text:span><text:span text:style-name="T28">"/home"</text:span><text:span text:style-name="T25"><text:line-break/></text:span><text:span text:style-name="T27">if</text:span><text:span text:style-name="T25"> os.path.isdir(file_path):<text:line-break/> <text:s text:c="3"/></text:span><text:span text:style-name="T27">print</text:span><text:span text:style-name="T25"> </text:span><text:span text:style-name="T28">"La ruta es un directorio"</text:span><text:span text:style-name="T25"><text:line-break/></text:span><text:span text:style-name="T27">else</text:span><text:span text:style-name="T25">:<text:line-break/> <text:s text:c="3"/></text:span><text:span text:style-name="T27">print</text:span><text:span text:style-name="T25"> </text:span><text:span text:style-name="T28">"La ruta no existe o no es un directorio"</text:span></text:p>
          </table:table-cell>
        </table:table-row>
      </table:table>
      <text:p text:style-name="Standard">Por ejemplo, comprobar si una ruta es fichero (no directorio) y además comprobar si tenemos </text:p>
      <text:p text:style-name="Standard">permisos de lectura:</text:p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33"><text:span text:style-name="T27">import</text:span><text:span text:style-name="T25"> os<text:line-break/></text:span><text:span text:style-name="T27">import</text:span><text:span text:style-name="T25"> os.path<text:line-break/>PATH=</text:span><text:span text:style-name="T28">'./file.txt'</text:span><text:span text:style-name="T25"><text:line-break/></text:span><text:span text:style-name="T27">if</text:span><text:span text:style-name="T25"> os.path.isfile(PATH) </text:span><text:span text:style-name="T27">and</text:span><text:span text:style-name="T25"> os.access(PATH, os.R_OK):<text:line-break/> <text:s text:c="3"/></text:span><text:span text:style-name="T27">print</text:span><text:span text:style-name="T25"> </text:span><text:span text:style-name="T28">"File exists and is readable"</text:span><text:span text:style-name="T25"><text:line-break/></text:span><text:span text:style-name="T27">else</text:span><text:span text:style-name="T25">:<text:line-break/> <text:s text:c="3"/></text:span><text:span text:style-name="T27">print</text:span><text:span text:style-name="T25"> </text:span><text:span text:style-name="T28">"Either file is missing or is not readable"</text:span></text:p>
          </table:table-cell>
        </table:table-row>
      </table:table>
      <text:p text:style-name="Standard">Para usar con “os.access”:</text:p>
      <text:list xml:id="list4051844342" text:style-name="WWNum3">
        <text:list-item>
          <text:p text:style-name="P26"><text:span text:style-name="T13">os.R_OK</text:span>: Para comprobar si se tiene permiso de lectura en la ruta.</text:p>
        </text:list-item>
        <text:list-item>
          <text:p text:style-name="P28"><text:span text:style-name="T13">os.W_OK:</text:span> Para comprobar si se tiene permiso de escritura en la ruta.</text:p>
        </text:list-item>
        <text:list-item>
          <text:p text:style-name="P31"><text:span text:style-name="T13">os.X_OK</text:span>: Para comprobar si se tiene permiso de ejecución en la ruta.</text:p>
        </text:list-item>
      </text:list>
      <text:p text:style-name="Standard"><text:span text:style-name="T13">Consejo 6)</text:span> Leer variables de entorno de Linux desde Python:</text:p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33"><text:span text:style-name="T27">import</text:span><text:span text:style-name="T25"> os<text:line-break/></text:span><text:span text:style-name="T27">print</text:span><text:span text:style-name="T25"> os.environ[</text:span><text:span text:style-name="T28">'HOME'</text:span><text:span text:style-name="T25">] </text:span><text:span text:style-name="T24"># Esto nos imprime la variable de entorno de Linux "HOME"</text:span></text:p>
          </table:table-cell>
        </table:table-row>
      </table:table>
      <text:list xml:id="list233234009641470" text:continue-list="list233233085695043" text:style-name="WWNum1">
        <text:list-item>
          <text:p text:style-name="P35"><text:bookmark text:name="_9inb55ixvere"/>Bibliografía</text:p>
        </text:list-item>
      </text:list>
      <text:list xml:id="list3724126638" text:style-name="WWNum4">
        <text:list-item>
          <text:p text:style-name="P29">Learn X in Y Minutes: <text:a xlink:type="simple" xlink:href="https://learnxinyminutes.com/docs/es-es/python-es/" text:style-name="ListLabel_20_29" text:visited-style-name="ListLabel_20_29"><text:span text:style-name="T8">https://learnxinyminutes.com/docs/es-es/python-es/</text:span></text:a></text:p>
        </text:list-item>
        <text:list-item>
          <text:p text:style-name="P29">Aprende Python con Alf <text:a xlink:type="simple" xlink:href="https://aprendeconalf.es/docencia/python/manual/" text:style-name="ListLabel_20_29" text:visited-style-name="ListLabel_20_29"><text:span text:style-name="T8">https://aprendeconalf.es/docencia/python/manual/</text:span></text:a></text:p>
        </text:list-item>
        <text:list-item>
          <text:p text:style-name="P32">Python para todos: <text:a xlink:type="simple" xlink:href="http://do1.dr-chuck.com/pythonlearn/ES_es/pythonlearn.pdf" text:style-name="ListLabel_20_29" text:visited-style-name="ListLabel_20_29"><text:span text:style-name="T8">http://do1.dr-chuck.com/pythonlearn/ES_es/pythonlearn.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font-name="Proxima Nova" fo:font-family="'Proxima Nova'" style:font-family-generic="roman" style:font-pitch="variable" fo:font-size="16pt" style:text-underline-style="solid" style:text-underline-width="auto" style:text-underline-color="font-color" style:font-name-asian="Proxima Nova1" style:font-family-asian="'Proxima Nova'" style:font-family-generic-asian="system" style:font-pitch-asian="variable" style:font-size-asian="16pt" style:font-name-complex="Proxima Nova1" style:font-family-complex="'Proxima Nova'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9" style:display-name="ListLabel 2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3929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<text:span text:style-name="MT1">Sistemas Operativos en Red<text:tab/><text:tab/>Unidad 10. Introducción a ShellScripting con Python 3</text:span></text:p>
      </style:header>
      <style:footer>
        <text:p text:style-name="MP3"><text:span text:style-name="MT1">CFGM Sistemas Microinformáticos y Redes<text:tab/><text:tab/>Unidad 10 - Página </text:span><text:page-number text:select-page="current">5</text:page-number></text:p>
        <text:p text:style-name="MP4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4" meta:image-count="3" meta:object-count="0" meta:page-count="5" meta:paragraph-count="151" meta:word-count="4172" meta:character-count="26184" meta:non-whitespace-character-count="21809"/>
    <meta:generator>LibreOfficeDev/6.0.5.2$Linux_X86_64 LibreOffice_project/</meta:generator>
  </office:meta>
</office:document-meta>
</file>